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61cm"/>
    </style:style>
    <style:style style:name="co3" style:family="table-column">
      <style:table-column-properties fo:break-before="auto" style:column-width="3.84cm"/>
    </style:style>
    <style:style style:name="co4" style:family="table-column">
      <style:table-column-properties fo:break-before="auto" style:column-width="4.334cm"/>
    </style:style>
    <style:style style:name="co5" style:family="table-column">
      <style:table-column-properties fo:break-before="auto" style:column-width="3.494cm"/>
    </style:style>
    <style:style style:name="co6" style:family="table-column">
      <style:table-column-properties fo:break-before="auto" style:column-width="4.288cm"/>
    </style:style>
    <style:style style:name="co7" style:family="table-column">
      <style:table-column-properties fo:break-before="auto" style:column-width="3.567cm"/>
    </style:style>
    <style:style style:name="co8" style:family="table-column">
      <style:table-column-properties fo:break-before="auto" style:column-width="3.676cm"/>
    </style:style>
    <style:style style:name="co9" style:family="table-column">
      <style:table-column-properties fo:break-before="auto" style:column-width="3.835cm"/>
    </style:style>
    <style:style style:name="co10" style:family="table-column">
      <style:table-column-properties fo:break-before="auto" style:column-width="3.743cm"/>
    </style:style>
    <style:style style:name="co11" style:family="table-column">
      <style:table-column-properties fo:break-before="auto" style:column-width="4.112cm"/>
    </style:style>
    <style:style style:name="co12" style:family="table-column">
      <style:table-column-properties fo:break-before="auto" style:column-width="3.157cm"/>
    </style:style>
    <style:style style:name="co13" style:family="table-column">
      <style:table-column-properties fo:break-before="auto" style:column-width="3.985cm"/>
    </style:style>
    <style:style style:name="co14" style:family="table-column">
      <style:table-column-properties fo:break-before="auto" style:column-width="4.128cm"/>
    </style:style>
    <style:style style:name="co15" style:family="table-column">
      <style:table-column-properties fo:break-before="auto" style:column-width="4.664cm"/>
    </style:style>
    <style:style style:name="co16" style:family="table-column">
      <style:table-column-properties fo:break-before="auto" style:column-width="4.05cm"/>
    </style:style>
    <style:style style:name="co17" style:family="table-column">
      <style:table-column-properties fo:break-before="auto" style:column-width="4.493cm"/>
    </style:style>
    <style:style style:name="co18" style:family="table-column">
      <style:table-column-properties fo:break-before="auto" style:column-width="4.561cm"/>
    </style:style>
    <style:style style:name="co19" style:family="table-column">
      <style:table-column-properties fo:break-before="auto" style:column-width="3.725cm"/>
    </style:style>
    <style:style style:name="co20" style:family="table-column">
      <style:table-column-properties fo:break-before="auto" style:column-width="4.872cm"/>
    </style:style>
    <style:style style:name="co21" style:family="table-column">
      <style:table-column-properties fo:break-before="auto" style:column-width="4.528cm"/>
    </style:style>
    <style:style style:name="co22" style:family="table-column">
      <style:table-column-properties fo:break-before="auto" style:column-width="2.6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</style:style>
    <style:style style:name="ce2" style:family="table-cell" style:parent-style-name="Default">
      <style:table-cell-properties fo:background-color="#729fcf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 style:data-style-name="N0">
      <style:table-cell-properties fo:background-color="#999999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/>
    <style:style style:name="ce11" style:family="table-cell" style:parent-style-name="Default"/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/>
    <style:style style:name="ce18" style:family="table-cell" style:parent-style-name="Default"/>
    <style:style style:name="ce19" style:family="table-cell" style:parent-style-name="Default"/>
    <style:style style:name="ce20" style:family="table-cell" style:parent-style-name="Default"/>
    <style:style style:name="ce21" style:family="table-cell" style:parent-style-name="Default"/>
    <style:style style:name="ce22" style:family="table-cell" style:parent-style-name="Default"/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/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Default"/>
        <table:table-column table:style-name="co7" table:default-cell-style-name="ce8"/>
        <table:table-column table:style-name="co8" table:default-cell-style-name="Default"/>
        <table:table-column table:style-name="co9" table:default-cell-style-name="ce10"/>
        <table:table-column table:style-name="co10" table:default-cell-style-name="ce12"/>
        <table:table-column table:style-name="co11" table:default-cell-style-name="Default"/>
        <table:table-column table:style-name="co12" table:default-cell-style-name="ce14"/>
        <table:table-column table:style-name="co13" table:default-cell-style-name="Default"/>
        <table:table-column table:style-name="co2" table:default-cell-style-name="ce16"/>
        <table:table-column table:style-name="co14" table:default-cell-style-name="Default"/>
        <table:table-column table:style-name="co15" table:default-cell-style-name="ce18"/>
        <table:table-column table:style-name="co16" table:default-cell-style-name="ce20"/>
        <table:table-column table:style-name="co17" table:default-cell-style-name="ce22"/>
        <table:table-column table:style-name="co18" table:default-cell-style-name="ce25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4" table:default-cell-style-name="Default"/>
        <table:table-column table:style-name="co22" table:default-cell-style-name="Default"/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style-name="Default" office:value-type="string" calcext:value-type="string">
            <text:p>Primitive const:</text:p>
          </table:table-cell>
          <table:table-cell table:style-name="Default" office:value-type="float" office:value="3000000" calcext:value-type="float">
            <text:p>3000000</text:p>
          </table:table-cell>
          <table:table-cell office:value-type="string" calcext:value-type="string">
            <text:p>Frame size const:</text:p>
          </table:table-cell>
          <table:table-cell office:value-type="float" office:value="1000000" calcext:value-type="float">
            <text:p>1000000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style-name="Default" office:value-type="string" calcext:value-type="string">
            <text:p>Omega 256:</text:p>
          </table:table-cell>
          <table:table-cell table:style-name="Default" table:formula="of:=(2*([.A6]/[.$T$1])+65536/[.$V$1])/3" office:value-type="float" office:value="0.0538555555555556" calcext:value-type="float">
            <text:p>0.053855555555556</text:p>
          </table:table-cell>
          <table:table-cell office:value-type="string" calcext:value-type="string">
            <text:p>Omega 512:</text:p>
          </table:table-cell>
          <table:table-cell table:formula="of:=(2*([.A6]/[.$T$1])+262144/[.$V$1])/3" office:value-type="float" office:value="0.119391555555556" calcext:value-type="float">
            <text:p>0.1193915555555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nny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Build (ms)</text:p>
          </table:table-cell>
          <table:table-cell office:value-type="string" calcext:value-type="string">
            <text:p>1 Render 256 (ms)</text:p>
          </table:table-cell>
          <table:table-cell table:style-name="Default" office:value-type="string" calcext:value-type="string">
            <text:p>1 Frame 256 (ms)</text:p>
          </table:table-cell>
          <table:table-cell office:value-type="string" calcext:value-type="string">
            <text:p>2 Render 256 (ms)</text:p>
          </table:table-cell>
          <table:table-cell table:style-name="Default" office:value-type="string" calcext:value-type="string">
            <text:p>2 Frame 256 (ms)</text:p>
          </table:table-cell>
          <table:table-cell office:value-type="string" calcext:value-type="string">
            <text:p>3 Render 256 (ms)</text:p>
          </table:table-cell>
          <table:table-cell table:style-name="Default" office:value-type="string" calcext:value-type="string">
            <text:p>3 Frame 256 (ms)</text:p>
          </table:table-cell>
          <table:table-cell table:style-name="Default" office:value-type="string" calcext:value-type="string">
            <text:p>Avg Frame 256 (ms)</text:p>
          </table:table-cell>
          <table:table-cell office:value-type="string" calcext:value-type="string">
            <text:p>1 Render 512 (ms)</text:p>
          </table:table-cell>
          <table:table-cell table:style-name="Default" office:value-type="string" calcext:value-type="string">
            <text:p>1 Frame 512 (ms)</text:p>
          </table:table-cell>
          <table:table-cell office:value-type="string" calcext:value-type="string">
            <text:p>2 Render 512 (ms)</text:p>
          </table:table-cell>
          <table:table-cell table:style-name="Default" office:value-type="string" calcext:value-type="string">
            <text:p>2 Frame 512 (ms)</text:p>
          </table:table-cell>
          <table:table-cell office:value-type="string" calcext:value-type="string">
            <text:p>3 Render 512 (ms)</text:p>
          </table:table-cell>
          <table:table-cell table:style-name="Default" office:value-type="string" calcext:value-type="string">
            <text:p>3 Frame 512 (ms)</text:p>
          </table:table-cell>
          <table:table-cell table:style-name="Default" office:value-type="string" calcext:value-type="string">
            <text:p>Avg Frame 512 (ms)</text:p>
          </table:table-cell>
          <table:table-cell table:number-columns-repeated="2" table:style-name="Default" office:value-type="string" calcext:value-type="string">
            <text:p>Trade-off cost SAH 256</text:p>
          </table:table-cell>
          <table:table-cell office:value-type="string" calcext:value-type="string">
            <text:p>SAH cost</text:p>
          </table:table-cell>
          <table:table-cell office:value-type="string" calcext:value-type="string">
            <text:p>Build Cost</text:p>
          </table:table-cell>
          <table:table-cell office:value-type="string" calcext:value-type="string">
            <text:p>Tree Size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5.99" calcext:value-type="float">
            <text:p>5.99</text:p>
          </table:table-cell>
          <table:table-cell office:value-type="float" office:value="41.6" calcext:value-type="float">
            <text:p>41.6</text:p>
          </table:table-cell>
          <table:table-cell table:formula="of:=[.D4]+[.E4]" office:value-type="float" office:value="47.59" calcext:value-type="float">
            <text:p>47.59</text:p>
          </table:table-cell>
          <table:table-cell office:value-type="float" office:value="25.8" calcext:value-type="float">
            <text:p>25.8</text:p>
          </table:table-cell>
          <table:table-cell table:formula="of:=[.D4]+[.G4]" office:value-type="float" office:value="31.79" calcext:value-type="float">
            <text:p>31.79</text:p>
          </table:table-cell>
          <table:table-cell office:value-type="float" office:value="32.1" calcext:value-type="float">
            <text:p>32.1</text:p>
          </table:table-cell>
          <table:table-cell table:formula="of:=[.D4]+[.I4]" office:value-type="float" office:value="38.09" calcext:value-type="float">
            <text:p>38.09</text:p>
          </table:table-cell>
          <table:table-cell table:formula="of:=([.F4]+[.H4]+[.J4])/3" office:value-type="float" office:value="39.1566666666667" calcext:value-type="float">
            <text:p>39.1566666666667</text:p>
          </table:table-cell>
          <table:table-cell office:value-type="float" office:value="157" calcext:value-type="float">
            <text:p>157</text:p>
          </table:table-cell>
          <table:table-cell table:formula="of:=[.D4]+[.L4]" office:value-type="float" office:value="162.99" calcext:value-type="float">
            <text:p>162.99</text:p>
          </table:table-cell>
          <table:table-cell office:value-type="float" office:value="94.8" calcext:value-type="float">
            <text:p>94.8</text:p>
          </table:table-cell>
          <table:table-cell table:formula="of:=[.D4]+[.N4]" office:value-type="float" office:value="100.79" calcext:value-type="float">
            <text:p>100.79</text:p>
          </table:table-cell>
          <table:table-cell office:value-type="float" office:value="120" calcext:value-type="float">
            <text:p>120</text:p>
          </table:table-cell>
          <table:table-cell table:formula="of:=[.D4]+[.P4]" office:value-type="float" office:value="125.99" calcext:value-type="float">
            <text:p>125.99</text:p>
          </table:table-cell>
          <table:table-cell table:formula="of:=([.M4]+[.O4]+[.Q4])/3" office:value-type="float" office:value="129.923333333333" calcext:value-type="float">
            <text:p>129.923333333333</text:p>
          </table:table-cell>
          <table:table-cell table:formula="of:=[.V4]/MAX([.$V$4:.$V$39]) + [.$T$2] *([.U4]/MAX([.$U$4:.$U$39]))" office:value-type="float" office:value="0.0624788397941692" calcext:value-type="float">
            <text:p>0.062478839794169</text:p>
          </table:table-cell>
          <table:table-cell table:formula="of:=[.V4]/MAX([.$V$4:.$V$39]) + [.$V$2] *([.U4]/MAX([.$U$4:.$U$39]))" office:value-type="float" office:value="0.128014839794169" calcext:value-type="float">
            <text:p>0.128014839794169</text:p>
          </table:table-cell>
          <table:table-cell office:value-type="float" office:value="186.212624339821" calcext:value-type="float">
            <text:p>186.212624339821</text:p>
          </table:table-cell>
          <table:table-cell office:value-type="float" office:value="12578" calcext:value-type="float">
            <text:p>12578</text:p>
          </table:table-cell>
          <table:table-cell office:value-type="float" office:value="7805" calcext:value-type="float">
            <text:p>78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imitives: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4.6" calcext:value-type="float">
            <text:p>14.6</text:p>
          </table:table-cell>
          <table:table-cell office:value-type="float" office:value="26.3" calcext:value-type="float">
            <text:p>26.3</text:p>
          </table:table-cell>
          <table:table-cell table:formula="of:=[.D5]+[.E5]" office:value-type="float" office:value="40.9" calcext:value-type="float">
            <text:p>40.9</text:p>
          </table:table-cell>
          <table:table-cell office:value-type="float" office:value="15.5" calcext:value-type="float">
            <text:p>15.5</text:p>
          </table:table-cell>
          <table:table-cell table:formula="of:=[.D5]+[.G5]" office:value-type="float" office:value="30.1" calcext:value-type="float">
            <text:p>30.1</text:p>
          </table:table-cell>
          <table:table-cell office:value-type="float" office:value="20.7" calcext:value-type="float">
            <text:p>20.7</text:p>
          </table:table-cell>
          <table:table-cell table:formula="of:=[.D5]+[.I5]" office:value-type="float" office:value="35.3" calcext:value-type="float">
            <text:p>35.3</text:p>
          </table:table-cell>
          <table:table-cell table:formula="of:=([.F5]+[.H5]+[.J5])/3" office:value-type="float" office:value="35.4333333333333" calcext:value-type="float">
            <text:p>35.4333333333333</text:p>
          </table:table-cell>
          <table:table-cell office:value-type="float" office:value="97" calcext:value-type="float">
            <text:p>97</text:p>
          </table:table-cell>
          <table:table-cell table:formula="of:=[.D5]+[.L5]" office:value-type="float" office:value="111.6" calcext:value-type="float">
            <text:p>111.6</text:p>
          </table:table-cell>
          <table:table-cell office:value-type="float" office:value="57.2" calcext:value-type="float">
            <text:p>57.2</text:p>
          </table:table-cell>
          <table:table-cell table:formula="of:=[.D5]+[.N5]" office:value-type="float" office:value="71.8" calcext:value-type="float">
            <text:p>71.8</text:p>
          </table:table-cell>
          <table:table-cell office:value-type="float" office:value="75.8" calcext:value-type="float">
            <text:p>75.8</text:p>
          </table:table-cell>
          <table:table-cell table:formula="of:=[.D5]+[.P5]" office:value-type="float" office:value="90.4" calcext:value-type="float">
            <text:p>90.4</text:p>
          </table:table-cell>
          <table:table-cell table:formula="of:=([.M5]+[.O5]+[.Q5])/3" office:value-type="float" office:value="91.2666666666667" calcext:value-type="float">
            <text:p>91.2666666666667</text:p>
          </table:table-cell>
          <table:table-cell table:formula="of:=[.V5]/MAX([.$V$4:.$V$39]) + [.$T$2] *([.U5]/MAX([.$U$4:.$U$39]))" office:value-type="float" office:value="0.0582374967757985" calcext:value-type="float">
            <text:p>0.058237496775799</text:p>
          </table:table-cell>
          <table:table-cell table:formula="of:=[.V5]/MAX([.$V$4:.$V$39]) + [.$V$2] *([.U5]/MAX([.$U$4:.$U$39]))" office:value-type="float" office:value="0.0915833490068624" calcext:value-type="float">
            <text:p>0.091583349006862</text:p>
          </table:table-cell>
          <table:table-cell office:value-type="float" office:value="94.7482094542587" calcext:value-type="float">
            <text:p>94.7482094542587</text:p>
          </table:table-cell>
          <table:table-cell office:value-type="float" office:value="44976" calcext:value-type="float">
            <text:p>44976</text:p>
          </table:table-cell>
          <table:table-cell office:value-type="float" office:value="27705" calcext:value-type="float">
            <text:p>27705</text:p>
          </table:table-cell>
          <table:table-cell table:number-columns-repeated="5"/>
        </table:table-row>
        <table:table-row table:style-name="ro1">
          <table:table-cell office:value-type="float" office:value="144046" calcext:value-type="float">
            <text:p>14404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3.6" calcext:value-type="float">
            <text:p>43.6</text:p>
          </table:table-cell>
          <table:table-cell office:value-type="float" office:value="24.2" calcext:value-type="float">
            <text:p>24.2</text:p>
          </table:table-cell>
          <table:table-cell table:formula="of:=[.D6]+[.E6]" office:value-type="float" office:value="67.8" calcext:value-type="float">
            <text:p>67.8</text:p>
          </table:table-cell>
          <table:table-cell office:value-type="float" office:value="13.6" calcext:value-type="float">
            <text:p>13.6</text:p>
          </table:table-cell>
          <table:table-cell table:formula="of:=[.D6]+[.G6]" office:value-type="float" office:value="57.2" calcext:value-type="float">
            <text:p>57.2</text:p>
          </table:table-cell>
          <table:table-cell office:value-type="float" office:value="18.7" calcext:value-type="float">
            <text:p>18.7</text:p>
          </table:table-cell>
          <table:table-cell table:formula="of:=[.D6]+[.I6]" office:value-type="float" office:value="62.3" calcext:value-type="float">
            <text:p>62.3</text:p>
          </table:table-cell>
          <table:table-cell table:formula="of:=([.F6]+[.H6]+[.J6])/3" office:value-type="float" office:value="62.4333333333333" calcext:value-type="float">
            <text:p>62.4333333333333</text:p>
          </table:table-cell>
          <table:table-cell office:value-type="float" office:value="85.1" calcext:value-type="float">
            <text:p>85.1</text:p>
          </table:table-cell>
          <table:table-cell table:formula="of:=[.D6]+[.L6]" office:value-type="float" office:value="128.7" calcext:value-type="float">
            <text:p>128.7</text:p>
          </table:table-cell>
          <table:table-cell office:value-type="float" office:value="50.2" calcext:value-type="float">
            <text:p>50.2</text:p>
          </table:table-cell>
          <table:table-cell table:formula="of:=[.D6]+[.N6]" office:value-type="float" office:value="93.8" calcext:value-type="float">
            <text:p>93.8</text:p>
          </table:table-cell>
          <table:table-cell office:value-type="float" office:value="68.5" calcext:value-type="float">
            <text:p>68.5</text:p>
          </table:table-cell>
          <table:table-cell table:formula="of:=[.D6]+[.P6]" office:value-type="float" office:value="112.1" calcext:value-type="float">
            <text:p>112.1</text:p>
          </table:table-cell>
          <table:table-cell table:formula="of:=([.M6]+[.O6]+[.Q6])/3" office:value-type="float" office:value="111.533333333333" calcext:value-type="float">
            <text:p>111.533333333333</text:p>
          </table:table-cell>
          <table:table-cell table:formula="of:=[.V6]/MAX([.$V$4:.$V$39]) + [.$T$2] *([.U6]/MAX([.$U$4:.$U$39]))" office:value-type="float" office:value="0.128063883716692" calcext:value-type="float">
            <text:p>0.128063883716692</text:p>
          </table:table-cell>
          <table:table-cell table:formula="of:=[.V6]/MAX([.$V$4:.$V$39]) + [.$V$2] *([.U6]/MAX([.$U$4:.$U$39]))" office:value-type="float" office:value="0.15388071223667" calcext:value-type="float">
            <text:p>0.15388071223667</text:p>
          </table:table-cell>
          <table:table-cell office:value-type="float" office:value="73.3553984197432" calcext:value-type="float">
            <text:p>73.3553984197432</text:p>
          </table:table-cell>
          <table:table-cell office:value-type="float" office:value="155850" calcext:value-type="float">
            <text:p>155850</text:p>
          </table:table-cell>
          <table:table-cell office:value-type="float" office:value="92671" calcext:value-type="float">
            <text:p>9267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float" office:value="23.6" calcext:value-type="float">
            <text:p>23.6</text:p>
          </table:table-cell>
          <table:table-cell table:formula="of:=[.D7]+[.E7]" office:value-type="float" office:value="139.6" calcext:value-type="float">
            <text:p>139.6</text:p>
          </table:table-cell>
          <table:table-cell office:value-type="float" office:value="14.1" calcext:value-type="float">
            <text:p>14.1</text:p>
          </table:table-cell>
          <table:table-cell table:formula="of:=[.D7]+[.G7]" office:value-type="float" office:value="130.1" calcext:value-type="float">
            <text:p>130.1</text:p>
          </table:table-cell>
          <table:table-cell office:value-type="float" office:value="20.3" calcext:value-type="float">
            <text:p>20.3</text:p>
          </table:table-cell>
          <table:table-cell table:formula="of:=[.D7]+[.I7]" office:value-type="float" office:value="136.3" calcext:value-type="float">
            <text:p>136.3</text:p>
          </table:table-cell>
          <table:table-cell table:formula="of:=([.F7]+[.H7]+[.J7])/3" office:value-type="float" office:value="135.333333333333" calcext:value-type="float">
            <text:p>135.333333333333</text:p>
          </table:table-cell>
          <table:table-cell office:value-type="float" office:value="86.9" calcext:value-type="float">
            <text:p>86.9</text:p>
          </table:table-cell>
          <table:table-cell table:formula="of:=[.D7]+[.L7]" office:value-type="float" office:value="202.9" calcext:value-type="float">
            <text:p>202.9</text:p>
          </table:table-cell>
          <table:table-cell office:value-type="float" office:value="51.3" calcext:value-type="float">
            <text:p>51.3</text:p>
          </table:table-cell>
          <table:table-cell table:formula="of:=[.D7]+[.N7]" office:value-type="float" office:value="167.3" calcext:value-type="float">
            <text:p>167.3</text:p>
          </table:table-cell>
          <table:table-cell office:value-type="float" office:value="70" calcext:value-type="float">
            <text:p>70</text:p>
          </table:table-cell>
          <table:table-cell table:formula="of:=[.D7]+[.P7]" office:value-type="float" office:value="186" calcext:value-type="float">
            <text:p>186</text:p>
          </table:table-cell>
          <table:table-cell table:formula="of:=([.M7]+[.O7]+[.Q7])/3" office:value-type="float" office:value="185.4" calcext:value-type="float">
            <text:p>185.4</text:p>
          </table:table-cell>
          <table:table-cell table:formula="of:=[.V7]/MAX([.$V$4:.$V$39]) + [.$T$2] *([.U7]/MAX([.$U$4:.$U$39]))" office:value-type="float" office:value="0.314918446215696" calcext:value-type="float">
            <text:p>0.314918446215696</text:p>
          </table:table-cell>
          <table:table-cell table:formula="of:=[.V7]/MAX([.$V$4:.$V$39]) + [.$V$2] *([.U7]/MAX([.$U$4:.$U$39]))" office:value-type="float" office:value="0.340149400484353" calcext:value-type="float">
            <text:p>0.340149400484353</text:p>
          </table:table-cell>
          <table:table-cell office:value-type="float" office:value="71.6907075342511" calcext:value-type="float">
            <text:p>71.6907075342511</text:p>
          </table:table-cell>
          <table:table-cell office:value-type="float" office:value="429100" calcext:value-type="float">
            <text:p>429100</text:p>
          </table:table-cell>
          <table:table-cell office:value-type="float" office:value="215589" calcext:value-type="float">
            <text:p>21558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85" calcext:value-type="float">
            <text:p>185</text:p>
          </table:table-cell>
          <table:table-cell office:value-type="float" office:value="23.9" calcext:value-type="float">
            <text:p>23.9</text:p>
          </table:table-cell>
          <table:table-cell table:formula="of:=[.D8]+[.E8]" office:value-type="float" office:value="208.9" calcext:value-type="float">
            <text:p>208.9</text:p>
          </table:table-cell>
          <table:table-cell office:value-type="float" office:value="14.3" calcext:value-type="float">
            <text:p>14.3</text:p>
          </table:table-cell>
          <table:table-cell table:formula="of:=[.D8]+[.G8]" office:value-type="float" office:value="199.3" calcext:value-type="float">
            <text:p>199.3</text:p>
          </table:table-cell>
          <table:table-cell office:value-type="float" office:value="20.3" calcext:value-type="float">
            <text:p>20.3</text:p>
          </table:table-cell>
          <table:table-cell table:formula="of:=[.D8]+[.I8]" office:value-type="float" office:value="205.3" calcext:value-type="float">
            <text:p>205.3</text:p>
          </table:table-cell>
          <table:table-cell table:formula="of:=([.F8]+[.H8]+[.J8])/3" office:value-type="float" office:value="204.5" calcext:value-type="float">
            <text:p>204.5</text:p>
          </table:table-cell>
          <table:table-cell office:value-type="float" office:value="87.7" calcext:value-type="float">
            <text:p>87.7</text:p>
          </table:table-cell>
          <table:table-cell table:formula="of:=[.D8]+[.L8]" office:value-type="float" office:value="272.7" calcext:value-type="float">
            <text:p>272.7</text:p>
          </table:table-cell>
          <table:table-cell office:value-type="float" office:value="53.1" calcext:value-type="float">
            <text:p>53.1</text:p>
          </table:table-cell>
          <table:table-cell table:formula="of:=[.D8]+[.N8]" office:value-type="float" office:value="238.1" calcext:value-type="float">
            <text:p>238.1</text:p>
          </table:table-cell>
          <table:table-cell office:value-type="float" office:value="71.2" calcext:value-type="float">
            <text:p>71.2</text:p>
          </table:table-cell>
          <table:table-cell table:formula="of:=[.D8]+[.P8]" office:value-type="float" office:value="256.2" calcext:value-type="float">
            <text:p>256.2</text:p>
          </table:table-cell>
          <table:table-cell table:formula="of:=([.M8]+[.O8]+[.Q8])/3" office:value-type="float" office:value="255.666666666667" calcext:value-type="float">
            <text:p>255.666666666667</text:p>
          </table:table-cell>
          <table:table-cell table:formula="of:=[.V8]/MAX([.$V$4:.$V$39]) + [.$T$2] *([.U8]/MAX([.$U$4:.$U$39]))" office:value-type="float" office:value="0.560992239365627" calcext:value-type="float">
            <text:p>0.560992239365627</text:p>
          </table:table-cell>
          <table:table-cell table:formula="of:=[.V8]/MAX([.$V$4:.$V$39]) + [.$V$2] *([.U8]/MAX([.$U$4:.$U$39]))" office:value-type="float" office:value="0.586267785226605" calcext:value-type="float">
            <text:p>0.586267785226605</text:p>
          </table:table-cell>
          <table:table-cell office:value-type="float" office:value="71.8174091551856" calcext:value-type="float">
            <text:p>71.8174091551856</text:p>
          </table:table-cell>
          <table:table-cell office:value-type="float" office:value="787972" calcext:value-type="float">
            <text:p>787972</text:p>
          </table:table-cell>
          <table:table-cell office:value-type="float" office:value="282065" calcext:value-type="float">
            <text:p>28206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2" calcext:value-type="float">
            <text:p>252</text:p>
          </table:table-cell>
          <table:table-cell office:value-type="float" office:value="23.7" calcext:value-type="float">
            <text:p>23.7</text:p>
          </table:table-cell>
          <table:table-cell table:formula="of:=[.D9]+[.E9]" office:value-type="float" office:value="275.7" calcext:value-type="float">
            <text:p>275.7</text:p>
          </table:table-cell>
          <table:table-cell office:value-type="float" office:value="14.4" calcext:value-type="float">
            <text:p>14.4</text:p>
          </table:table-cell>
          <table:table-cell table:formula="of:=[.D9]+[.G9]" office:value-type="float" office:value="266.4" calcext:value-type="float">
            <text:p>266.4</text:p>
          </table:table-cell>
          <table:table-cell office:value-type="float" office:value="21.5" calcext:value-type="float">
            <text:p>21.5</text:p>
          </table:table-cell>
          <table:table-cell table:formula="of:=[.D9]+[.I9]" office:value-type="float" office:value="273.5" calcext:value-type="float">
            <text:p>273.5</text:p>
          </table:table-cell>
          <table:table-cell table:formula="of:=([.F9]+[.H9]+[.J9])/3" office:value-type="float" office:value="271.866666666667" calcext:value-type="float">
            <text:p>271.866666666667</text:p>
          </table:table-cell>
          <table:table-cell office:value-type="float" office:value="87.2" calcext:value-type="float">
            <text:p>87.2</text:p>
          </table:table-cell>
          <table:table-cell table:formula="of:=[.D9]+[.L9]" office:value-type="float" office:value="339.2" calcext:value-type="float">
            <text:p>339.2</text:p>
          </table:table-cell>
          <table:table-cell office:value-type="float" office:value="51.8" calcext:value-type="float">
            <text:p>51.8</text:p>
          </table:table-cell>
          <table:table-cell table:formula="of:=[.D9]+[.N9]" office:value-type="float" office:value="303.8" calcext:value-type="float">
            <text:p>303.8</text:p>
          </table:table-cell>
          <table:table-cell office:value-type="float" office:value="71" calcext:value-type="float">
            <text:p>71</text:p>
          </table:table-cell>
          <table:table-cell table:formula="of:=[.D9]+[.P9]" office:value-type="float" office:value="323" calcext:value-type="float">
            <text:p>323</text:p>
          </table:table-cell>
          <table:table-cell table:formula="of:=([.M9]+[.O9]+[.Q9])/3" office:value-type="float" office:value="322" calcext:value-type="float">
            <text:p>322</text:p>
          </table:table-cell>
          <table:table-cell table:formula="of:=[.V9]/MAX([.$V$4:.$V$39]) + [.$T$2] *([.U9]/MAX([.$U$4:.$U$39]))" office:value-type="float" office:value="0.789819960939454" calcext:value-type="float">
            <text:p>0.789819960939454</text:p>
          </table:table-cell>
          <table:table-cell table:formula="of:=[.V9]/MAX([.$V$4:.$V$39]) + [.$V$2] *([.U9]/MAX([.$U$4:.$U$39]))" office:value-type="float" office:value="0.814936305076456" calcext:value-type="float">
            <text:p>0.814936305076456</text:p>
          </table:table-cell>
          <table:table-cell office:value-type="float" office:value="71.3650566951486" calcext:value-type="float">
            <text:p>71.3650566951486</text:p>
          </table:table-cell>
          <table:table-cell office:value-type="float" office:value="1121933" calcext:value-type="float">
            <text:p>1121933</text:p>
          </table:table-cell>
          <table:table-cell office:value-type="float" office:value="287719" calcext:value-type="float">
            <text:p>28771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5" calcext:value-type="float">
            <text:p>0.45</text:p>
          </table:table-cell>
          <table:table-cell office:value-type="float" office:value="5" calcext:value-type="float">
            <text:p>5</text:p>
          </table:table-cell>
          <table:table-cell office:value-type="float" office:value="10.7" calcext:value-type="float">
            <text:p>10.7</text:p>
          </table:table-cell>
          <table:table-cell office:value-type="float" office:value="29.8" calcext:value-type="float">
            <text:p>29.8</text:p>
          </table:table-cell>
          <table:table-cell table:formula="of:=[.D10]+[.E10]" office:value-type="float" office:value="40.5" calcext:value-type="float">
            <text:p>40.5</text:p>
          </table:table-cell>
          <table:table-cell office:value-type="float" office:value="19" calcext:value-type="float">
            <text:p>19</text:p>
          </table:table-cell>
          <table:table-cell table:formula="of:=[.D10]+[.G10]" office:value-type="float" office:value="29.7" calcext:value-type="float">
            <text:p>29.7</text:p>
          </table:table-cell>
          <table:table-cell office:value-type="float" office:value="24.2" calcext:value-type="float">
            <text:p>24.2</text:p>
          </table:table-cell>
          <table:table-cell table:formula="of:=[.D10]+[.I10]" office:value-type="float" office:value="34.9" calcext:value-type="float">
            <text:p>34.9</text:p>
          </table:table-cell>
          <table:table-cell table:formula="of:=([.F10]+[.H10]+[.J10])/3" office:value-type="float" office:value="35.0333333333333" calcext:value-type="float">
            <text:p>35.0333333333333</text:p>
          </table:table-cell>
          <table:table-cell office:value-type="float" office:value="112" calcext:value-type="float">
            <text:p>112</text:p>
          </table:table-cell>
          <table:table-cell table:formula="of:=[.D10]+[.L10]" office:value-type="float" office:value="122.7" calcext:value-type="float">
            <text:p>122.7</text:p>
          </table:table-cell>
          <table:table-cell office:value-type="float" office:value="71.5" calcext:value-type="float">
            <text:p>71.5</text:p>
          </table:table-cell>
          <table:table-cell table:formula="of:=[.D10]+[.N10]" office:value-type="float" office:value="82.2" calcext:value-type="float">
            <text:p>82.2</text:p>
          </table:table-cell>
          <table:table-cell office:value-type="float" office:value="89" calcext:value-type="float">
            <text:p>89</text:p>
          </table:table-cell>
          <table:table-cell table:formula="of:=[.D10]+[.P10]" office:value-type="float" office:value="99.7" calcext:value-type="float">
            <text:p>99.7</text:p>
          </table:table-cell>
          <table:table-cell table:formula="of:=([.M10]+[.O10]+[.Q10])/3" office:value-type="float" office:value="101.533333333333" calcext:value-type="float">
            <text:p>101.533333333333</text:p>
          </table:table-cell>
          <table:table-cell table:formula="of:=[.V10]/MAX([.$V$4:.$V$39]) + [.$T$2] *([.U10]/MAX([.$U$4:.$U$39]))" office:value-type="float" office:value="0.0549509219044743" calcext:value-type="float">
            <text:p>0.054950921904474</text:p>
          </table:table-cell>
          <table:table-cell table:formula="of:=[.V10]/MAX([.$V$4:.$V$39]) + [.$V$2] *([.U10]/MAX([.$U$4:.$U$39]))" office:value-type="float" office:value="0.0967973713468422" calcext:value-type="float">
            <text:p>0.096797371346842</text:p>
          </table:table-cell>
          <table:table-cell office:value-type="float" office:value="118.901629180404" calcext:value-type="float">
            <text:p>118.901629180404</text:p>
          </table:table-cell>
          <table:table-cell office:value-type="float" office:value="29993" calcext:value-type="float">
            <text:p>29993</text:p>
          </table:table-cell>
          <table:table-cell office:value-type="float" office:value="21165" calcext:value-type="float">
            <text:p>2116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2.1" calcext:value-type="float">
            <text:p>32.1</text:p>
          </table:table-cell>
          <table:table-cell office:value-type="float" office:value="23.8" calcext:value-type="float">
            <text:p>23.8</text:p>
          </table:table-cell>
          <table:table-cell table:formula="of:=[.D11]+[.E11]" office:value-type="float" office:value="55.9" calcext:value-type="float">
            <text:p>55.9</text:p>
          </table:table-cell>
          <table:table-cell office:value-type="float" office:value="14.8" calcext:value-type="float">
            <text:p>14.8</text:p>
          </table:table-cell>
          <table:table-cell table:formula="of:=[.D11]+[.G11]" office:value-type="float" office:value="46.9" calcext:value-type="float">
            <text:p>46.9</text:p>
          </table:table-cell>
          <table:table-cell office:value-type="float" office:value="19.3" calcext:value-type="float">
            <text:p>19.3</text:p>
          </table:table-cell>
          <table:table-cell table:formula="of:=[.D11]+[.I11]" office:value-type="float" office:value="51.4" calcext:value-type="float">
            <text:p>51.4</text:p>
          </table:table-cell>
          <table:table-cell table:formula="of:=([.F11]+[.H11]+[.J11])/3" office:value-type="float" office:value="51.4" calcext:value-type="float">
            <text:p>51.4</text:p>
          </table:table-cell>
          <table:table-cell office:value-type="float" office:value="89" calcext:value-type="float">
            <text:p>89</text:p>
          </table:table-cell>
          <table:table-cell table:formula="of:=[.D11]+[.L11]" office:value-type="float" office:value="121.1" calcext:value-type="float">
            <text:p>121.1</text:p>
          </table:table-cell>
          <table:table-cell office:value-type="float" office:value="52.3" calcext:value-type="float">
            <text:p>52.3</text:p>
          </table:table-cell>
          <table:table-cell table:formula="of:=[.D11]+[.N11]" office:value-type="float" office:value="84.4" calcext:value-type="float">
            <text:p>84.4</text:p>
          </table:table-cell>
          <table:table-cell office:value-type="float" office:value="69.1" calcext:value-type="float">
            <text:p>69.1</text:p>
          </table:table-cell>
          <table:table-cell table:formula="of:=[.D11]+[.P11]" office:value-type="float" office:value="101.2" calcext:value-type="float">
            <text:p>101.2</text:p>
          </table:table-cell>
          <table:table-cell table:formula="of:=([.M11]+[.O11]+[.Q11])/3" office:value-type="float" office:value="102.233333333333" calcext:value-type="float">
            <text:p>102.233333333333</text:p>
          </table:table-cell>
          <table:table-cell table:formula="of:=[.V11]/MAX([.$V$4:.$V$39]) + [.$T$2] *([.U11]/MAX([.$U$4:.$U$39]))" office:value-type="float" office:value="0.0985496943753349" calcext:value-type="float">
            <text:p>0.098549694375335</text:p>
          </table:table-cell>
          <table:table-cell table:formula="of:=[.V11]/MAX([.$V$4:.$V$39]) + [.$V$2] *([.U11]/MAX([.$U$4:.$U$39]))" office:value-type="float" office:value="0.125800927737012" calcext:value-type="float">
            <text:p>0.125800927737012</text:p>
          </table:table-cell>
          <table:table-cell office:value-type="float" office:value="77.4310864376038" calcext:value-type="float">
            <text:p>77.4310864376038</text:p>
          </table:table-cell>
          <table:table-cell office:value-type="float" office:value="111081" calcext:value-type="float">
            <text:p>111081</text:p>
          </table:table-cell>
          <table:table-cell office:value-type="float" office:value="75377" calcext:value-type="float">
            <text:p>7537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7.1" calcext:value-type="float">
            <text:p>87.1</text:p>
          </table:table-cell>
          <table:table-cell office:value-type="float" office:value="23.6" calcext:value-type="float">
            <text:p>23.6</text:p>
          </table:table-cell>
          <table:table-cell table:formula="of:=[.D12]+[.E12]" office:value-type="float" office:value="110.7" calcext:value-type="float">
            <text:p>110.7</text:p>
          </table:table-cell>
          <table:table-cell office:value-type="float" office:value="14.2" calcext:value-type="float">
            <text:p>14.2</text:p>
          </table:table-cell>
          <table:table-cell table:formula="of:=[.D12]+[.G12]" office:value-type="float" office:value="101.3" calcext:value-type="float">
            <text:p>101.3</text:p>
          </table:table-cell>
          <table:table-cell office:value-type="float" office:value="19.7" calcext:value-type="float">
            <text:p>19.7</text:p>
          </table:table-cell>
          <table:table-cell table:formula="of:=[.D12]+[.I12]" office:value-type="float" office:value="106.8" calcext:value-type="float">
            <text:p>106.8</text:p>
          </table:table-cell>
          <table:table-cell table:formula="of:=([.F12]+[.H12]+[.J12])/3" office:value-type="float" office:value="106.266666666667" calcext:value-type="float">
            <text:p>106.266666666667</text:p>
          </table:table-cell>
          <table:table-cell office:value-type="float" office:value="87.1" calcext:value-type="float">
            <text:p>87.1</text:p>
          </table:table-cell>
          <table:table-cell table:formula="of:=[.D12]+[.L12]" office:value-type="float" office:value="174.2" calcext:value-type="float">
            <text:p>174.2</text:p>
          </table:table-cell>
          <table:table-cell office:value-type="float" office:value="51.8" calcext:value-type="float">
            <text:p>51.8</text:p>
          </table:table-cell>
          <table:table-cell table:formula="of:=[.D12]+[.N12]" office:value-type="float" office:value="138.9" calcext:value-type="float">
            <text:p>138.9</text:p>
          </table:table-cell>
          <table:table-cell office:value-type="float" office:value="71.2" calcext:value-type="float">
            <text:p>71.2</text:p>
          </table:table-cell>
          <table:table-cell table:formula="of:=[.D12]+[.P12]" office:value-type="float" office:value="158.3" calcext:value-type="float">
            <text:p>158.3</text:p>
          </table:table-cell>
          <table:table-cell table:formula="of:=([.M12]+[.O12]+[.Q12])/3" office:value-type="float" office:value="157.133333333333" calcext:value-type="float">
            <text:p>157.133333333333</text:p>
          </table:table-cell>
          <table:table-cell table:formula="of:=[.V12]/MAX([.$V$4:.$V$39]) + [.$T$2] *([.U12]/MAX([.$U$4:.$U$39]))" office:value-type="float" office:value="0.246533460854321" calcext:value-type="float">
            <text:p>0.246533460854321</text:p>
          </table:table-cell>
          <table:table-cell table:formula="of:=[.V12]/MAX([.$V$4:.$V$39]) + [.$V$2] *([.U12]/MAX([.$U$4:.$U$39]))" office:value-type="float" office:value="0.271851217431284" calcext:value-type="float">
            <text:p>0.271851217431284</text:p>
          </table:table-cell>
          <table:table-cell office:value-type="float" office:value="71.9373458037268" calcext:value-type="float">
            <text:p>71.9373458037268</text:p>
          </table:table-cell>
          <table:table-cell office:value-type="float" office:value="329249" calcext:value-type="float">
            <text:p>329249</text:p>
          </table:table-cell>
          <table:table-cell office:value-type="float" office:value="192361" calcext:value-type="float">
            <text:p>19236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62" calcext:value-type="float">
            <text:p>162</text:p>
          </table:table-cell>
          <table:table-cell office:value-type="float" office:value="24" calcext:value-type="float">
            <text:p>24</text:p>
          </table:table-cell>
          <table:table-cell table:formula="of:=[.D13]+[.E13]" office:value-type="float" office:value="186" calcext:value-type="float">
            <text:p>186</text:p>
          </table:table-cell>
          <table:table-cell office:value-type="float" office:value="14.3" calcext:value-type="float">
            <text:p>14.3</text:p>
          </table:table-cell>
          <table:table-cell table:formula="of:=[.D13]+[.G13]" office:value-type="float" office:value="176.3" calcext:value-type="float">
            <text:p>176.3</text:p>
          </table:table-cell>
          <table:table-cell office:value-type="float" office:value="19.9" calcext:value-type="float">
            <text:p>19.9</text:p>
          </table:table-cell>
          <table:table-cell table:formula="of:=[.D13]+[.I13]" office:value-type="float" office:value="181.9" calcext:value-type="float">
            <text:p>181.9</text:p>
          </table:table-cell>
          <table:table-cell table:formula="of:=([.F13]+[.H13]+[.J13])/3" office:value-type="float" office:value="181.4" calcext:value-type="float">
            <text:p>181.4</text:p>
          </table:table-cell>
          <table:table-cell office:value-type="float" office:value="88.6" calcext:value-type="float">
            <text:p>88.6</text:p>
          </table:table-cell>
          <table:table-cell table:formula="of:=[.D13]+[.L13]" office:value-type="float" office:value="250.6" calcext:value-type="float">
            <text:p>250.6</text:p>
          </table:table-cell>
          <table:table-cell office:value-type="float" office:value="53.3" calcext:value-type="float">
            <text:p>53.3</text:p>
          </table:table-cell>
          <table:table-cell table:formula="of:=[.D13]+[.N13]" office:value-type="float" office:value="215.3" calcext:value-type="float">
            <text:p>215.3</text:p>
          </table:table-cell>
          <table:table-cell office:value-type="float" office:value="75.1" calcext:value-type="float">
            <text:p>75.1</text:p>
          </table:table-cell>
          <table:table-cell table:formula="of:=[.D13]+[.P13]" office:value-type="float" office:value="237.1" calcext:value-type="float">
            <text:p>237.1</text:p>
          </table:table-cell>
          <table:table-cell table:formula="of:=([.M13]+[.O13]+[.Q13])/3" office:value-type="float" office:value="234.333333333333" calcext:value-type="float">
            <text:p>234.333333333333</text:p>
          </table:table-cell>
          <table:table-cell table:formula="of:=[.V13]/MAX([.$V$4:.$V$39]) + [.$T$2] *([.U13]/MAX([.$U$4:.$U$39]))" office:value-type="float" office:value="0.466236886783659" calcext:value-type="float">
            <text:p>0.466236886783659</text:p>
          </table:table-cell>
          <table:table-cell table:formula="of:=[.V13]/MAX([.$V$4:.$V$39]) + [.$V$2] *([.U13]/MAX([.$U$4:.$U$39]))" office:value-type="float" office:value="0.491600023377499" calcext:value-type="float">
            <text:p>0.491600023377499</text:p>
          </table:table-cell>
          <table:table-cell office:value-type="float" office:value="72.0662876377616" calcext:value-type="float">
            <text:p>72.0662876377616</text:p>
          </table:table-cell>
          <table:table-cell office:value-type="float" office:value="649656" calcext:value-type="float">
            <text:p>649656</text:p>
          </table:table-cell>
          <table:table-cell office:value-type="float" office:value="276043" calcext:value-type="float">
            <text:p>27604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19" calcext:value-type="float">
            <text:p>219</text:p>
          </table:table-cell>
          <table:table-cell office:value-type="float" office:value="23.8" calcext:value-type="float">
            <text:p>23.8</text:p>
          </table:table-cell>
          <table:table-cell table:formula="of:=[.D14]+[.E14]" office:value-type="float" office:value="242.8" calcext:value-type="float">
            <text:p>242.8</text:p>
          </table:table-cell>
          <table:table-cell office:value-type="float" office:value="14.4" calcext:value-type="float">
            <text:p>14.4</text:p>
          </table:table-cell>
          <table:table-cell table:formula="of:=[.D14]+[.G14]" office:value-type="float" office:value="233.4" calcext:value-type="float">
            <text:p>233.4</text:p>
          </table:table-cell>
          <table:table-cell office:value-type="float" office:value="19.9" calcext:value-type="float">
            <text:p>19.9</text:p>
          </table:table-cell>
          <table:table-cell table:formula="of:=[.D14]+[.I14]" office:value-type="float" office:value="238.9" calcext:value-type="float">
            <text:p>238.9</text:p>
          </table:table-cell>
          <table:table-cell table:formula="of:=([.F14]+[.H14]+[.J14])/3" office:value-type="float" office:value="238.366666666667" calcext:value-type="float">
            <text:p>238.366666666667</text:p>
          </table:table-cell>
          <table:table-cell office:value-type="float" office:value="88" calcext:value-type="float">
            <text:p>88</text:p>
          </table:table-cell>
          <table:table-cell table:formula="of:=[.D14]+[.L14]" office:value-type="float" office:value="307" calcext:value-type="float">
            <text:p>307</text:p>
          </table:table-cell>
          <table:table-cell office:value-type="float" office:value="52.2" calcext:value-type="float">
            <text:p>52.2</text:p>
          </table:table-cell>
          <table:table-cell table:formula="of:=[.D14]+[.N14]" office:value-type="float" office:value="271.2" calcext:value-type="float">
            <text:p>271.2</text:p>
          </table:table-cell>
          <table:table-cell office:value-type="float" office:value="73.6" calcext:value-type="float">
            <text:p>73.6</text:p>
          </table:table-cell>
          <table:table-cell table:formula="of:=[.D14]+[.P14]" office:value-type="float" office:value="292.6" calcext:value-type="float">
            <text:p>292.6</text:p>
          </table:table-cell>
          <table:table-cell table:formula="of:=([.M14]+[.O14]+[.Q14])/3" office:value-type="float" office:value="290.266666666667" calcext:value-type="float">
            <text:p>290.266666666667</text:p>
          </table:table-cell>
          <table:table-cell table:formula="of:=[.V14]/MAX([.$V$4:.$V$39]) + [.$T$2] *([.U14]/MAX([.$U$4:.$U$39]))" office:value-type="float" office:value="0.683759017409038" calcext:value-type="float">
            <text:p>0.683759017409038</text:p>
          </table:table-cell>
          <table:table-cell table:formula="of:=[.V14]/MAX([.$V$4:.$V$39]) + [.$V$2] *([.U14]/MAX([.$U$4:.$U$39]))" office:value-type="float" office:value="0.708925045455945" calcext:value-type="float">
            <text:p>0.708925045455945</text:p>
          </table:table-cell>
          <table:table-cell office:value-type="float" office:value="71.5062275211191" calcext:value-type="float">
            <text:p>71.5062275211191</text:p>
          </table:table-cell>
          <table:table-cell office:value-type="float" office:value="967172" calcext:value-type="float">
            <text:p>967172</text:p>
          </table:table-cell>
          <table:table-cell office:value-type="float" office:value="287559" calcext:value-type="float">
            <text:p>28755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72" calcext:value-type="float">
            <text:p>272</text:p>
          </table:table-cell>
          <table:table-cell office:value-type="float" office:value="23.7" calcext:value-type="float">
            <text:p>23.7</text:p>
          </table:table-cell>
          <table:table-cell table:formula="of:=[.D15]+[.E15]" office:value-type="float" office:value="295.7" calcext:value-type="float">
            <text:p>295.7</text:p>
          </table:table-cell>
          <table:table-cell office:value-type="float" office:value="14.1" calcext:value-type="float">
            <text:p>14.1</text:p>
          </table:table-cell>
          <table:table-cell table:formula="of:=[.D15]+[.G15]" office:value-type="float" office:value="286.1" calcext:value-type="float">
            <text:p>286.1</text:p>
          </table:table-cell>
          <table:table-cell office:value-type="float" office:value="19.7" calcext:value-type="float">
            <text:p>19.7</text:p>
          </table:table-cell>
          <table:table-cell table:formula="of:=[.D15]+[.I15]" office:value-type="float" office:value="291.7" calcext:value-type="float">
            <text:p>291.7</text:p>
          </table:table-cell>
          <table:table-cell table:formula="of:=([.F15]+[.H15]+[.J15])/3" office:value-type="float" office:value="291.166666666667" calcext:value-type="float">
            <text:p>291.166666666667</text:p>
          </table:table-cell>
          <table:table-cell office:value-type="float" office:value="87.9" calcext:value-type="float">
            <text:p>87.9</text:p>
          </table:table-cell>
          <table:table-cell table:formula="of:=[.D15]+[.L15]" office:value-type="float" office:value="359.9" calcext:value-type="float">
            <text:p>359.9</text:p>
          </table:table-cell>
          <table:table-cell office:value-type="float" office:value="52.7" calcext:value-type="float">
            <text:p>52.7</text:p>
          </table:table-cell>
          <table:table-cell table:formula="of:=[.D15]+[.N15]" office:value-type="float" office:value="324.7" calcext:value-type="float">
            <text:p>324.7</text:p>
          </table:table-cell>
          <table:table-cell office:value-type="float" office:value="70.3" calcext:value-type="float">
            <text:p>70.3</text:p>
          </table:table-cell>
          <table:table-cell table:formula="of:=[.D15]+[.P15]" office:value-type="float" office:value="342.3" calcext:value-type="float">
            <text:p>342.3</text:p>
          </table:table-cell>
          <table:table-cell table:formula="of:=([.M15]+[.O15]+[.Q15])/3" office:value-type="float" office:value="342.3" calcext:value-type="float">
            <text:p>342.3</text:p>
          </table:table-cell>
          <table:table-cell table:formula="of:=[.V15]/MAX([.$V$4:.$V$39]) + [.$T$2] *([.U15]/MAX([.$U$4:.$U$39]))" office:value-type="float" office:value="0.854412974495829" calcext:value-type="float">
            <text:p>0.854412974495829</text:p>
          </table:table-cell>
          <table:table-cell table:formula="of:=[.V15]/MAX([.$V$4:.$V$39]) + [.$V$2] *([.U15]/MAX([.$U$4:.$U$39]))" office:value-type="float" office:value="0.879469209698479" calcext:value-type="float">
            <text:p>0.879469209698479</text:p>
          </table:table-cell>
          <table:table-cell office:value-type="float" office:value="71.1942644220161" calcext:value-type="float">
            <text:p>71.1942644220161</text:p>
          </table:table-cell>
          <table:table-cell office:value-type="float" office:value="1216221" calcext:value-type="float">
            <text:p>1216221</text:p>
          </table:table-cell>
          <table:table-cell office:value-type="float" office:value="287803" calcext:value-type="float">
            <text:p>28780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27.6" calcext:value-type="float">
            <text:p>27.6</text:p>
          </table:table-cell>
          <table:table-cell office:value-type="float" office:value="25" calcext:value-type="float">
            <text:p>25</text:p>
          </table:table-cell>
          <table:table-cell table:formula="of:=[.D16]+[.E16]" office:value-type="float" office:value="52.6" calcext:value-type="float">
            <text:p>52.6</text:p>
          </table:table-cell>
          <table:table-cell office:value-type="float" office:value="15.3" calcext:value-type="float">
            <text:p>15.3</text:p>
          </table:table-cell>
          <table:table-cell table:formula="of:=[.D16]+[.G16]" office:value-type="float" office:value="42.9" calcext:value-type="float">
            <text:p>42.9</text:p>
          </table:table-cell>
          <table:table-cell office:value-type="float" office:value="20.3" calcext:value-type="float">
            <text:p>20.3</text:p>
          </table:table-cell>
          <table:table-cell table:formula="of:=[.D16]+[.I16]" office:value-type="float" office:value="47.9" calcext:value-type="float">
            <text:p>47.9</text:p>
          </table:table-cell>
          <table:table-cell table:formula="of:=([.F16]+[.H16]+[.J16])/3" office:value-type="float" office:value="47.8" calcext:value-type="float">
            <text:p>47.8</text:p>
          </table:table-cell>
          <table:table-cell office:value-type="float" office:value="93.2" calcext:value-type="float">
            <text:p>93.2</text:p>
          </table:table-cell>
          <table:table-cell table:formula="of:=[.D16]+[.L16]" office:value-type="float" office:value="120.8" calcext:value-type="float">
            <text:p>120.8</text:p>
          </table:table-cell>
          <table:table-cell office:value-type="float" office:value="56.6" calcext:value-type="float">
            <text:p>56.6</text:p>
          </table:table-cell>
          <table:table-cell table:formula="of:=[.D16]+[.N16]" office:value-type="float" office:value="84.2" calcext:value-type="float">
            <text:p>84.2</text:p>
          </table:table-cell>
          <table:table-cell office:value-type="float" office:value="72.8" calcext:value-type="float">
            <text:p>72.8</text:p>
          </table:table-cell>
          <table:table-cell table:formula="of:=[.D16]+[.P16]" office:value-type="float" office:value="100.4" calcext:value-type="float">
            <text:p>100.4</text:p>
          </table:table-cell>
          <table:table-cell table:formula="of:=([.M16]+[.O16]+[.Q16])/3" office:value-type="float" office:value="101.8" calcext:value-type="float">
            <text:p>101.8</text:p>
          </table:table-cell>
          <table:table-cell table:formula="of:=[.V16]/MAX([.$V$4:.$V$39]) + [.$T$2] *([.U16]/MAX([.$U$4:.$U$39]))" office:value-type="float" office:value="0.0823681831319989" calcext:value-type="float">
            <text:p>0.082368183131999</text:p>
          </table:table-cell>
          <table:table-cell table:formula="of:=[.V16]/MAX([.$V$4:.$V$39]) + [.$V$2] *([.U16]/MAX([.$U$4:.$U$39]))" office:value-type="float" office:value="0.112691645114124" calcext:value-type="float">
            <text:p>0.112691645114124</text:p>
          </table:table-cell>
          <table:table-cell office:value-type="float" office:value="86.1604528009074" calcext:value-type="float">
            <text:p>86.1604528009074</text:p>
          </table:table-cell>
          <table:table-cell office:value-type="float" office:value="83796" calcext:value-type="float">
            <text:p>83796</text:p>
          </table:table-cell>
          <table:table-cell office:value-type="float" office:value="63995" calcext:value-type="float">
            <text:p>6399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PHR Fast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2.4" calcext:value-type="float">
            <text:p>72.4</text:p>
          </table:table-cell>
          <table:table-cell table:style-name="ce1" office:value-type="float" office:value="23.7" calcext:value-type="float">
            <text:p>23.7</text:p>
          </table:table-cell>
          <table:table-cell table:formula="of:=[.D17]+[.E17]" office:value-type="float" office:value="96.1" calcext:value-type="float">
            <text:p>96.1</text:p>
          </table:table-cell>
          <table:table-cell table:style-name="ce6" office:value-type="float" office:value="14.1" calcext:value-type="float">
            <text:p>14.1</text:p>
          </table:table-cell>
          <table:table-cell table:formula="of:=[.D17]+[.G17]" office:value-type="float" office:value="86.5" calcext:value-type="float">
            <text:p>86.5</text:p>
          </table:table-cell>
          <table:table-cell table:style-name="ce1" office:value-type="float" office:value="19.5" calcext:value-type="float">
            <text:p>19.5</text:p>
          </table:table-cell>
          <table:table-cell table:formula="of:=[.D17]+[.I17]" office:value-type="float" office:value="91.9" calcext:value-type="float">
            <text:p>91.9</text:p>
          </table:table-cell>
          <table:table-cell table:formula="of:=([.F17]+[.H17]+[.J17])/3" office:value-type="float" office:value="91.5" calcext:value-type="float">
            <text:p>91.5</text:p>
          </table:table-cell>
          <table:table-cell table:style-name="ce1" office:value-type="float" office:value="88.1" calcext:value-type="float">
            <text:p>88.1</text:p>
          </table:table-cell>
          <table:table-cell table:formula="of:=[.D17]+[.L17]" office:value-type="float" office:value="160.5" calcext:value-type="float">
            <text:p>160.5</text:p>
          </table:table-cell>
          <table:table-cell table:style-name="ce1" office:value-type="float" office:value="52" calcext:value-type="float">
            <text:p>52</text:p>
          </table:table-cell>
          <table:table-cell table:formula="of:=[.D17]+[.N17]" office:value-type="float" office:value="124.4" calcext:value-type="float">
            <text:p>124.4</text:p>
          </table:table-cell>
          <table:table-cell table:style-name="ce1" office:value-type="float" office:value="69.6" calcext:value-type="float">
            <text:p>69.6</text:p>
          </table:table-cell>
          <table:table-cell table:formula="of:=[.D17]+[.P17]" office:value-type="float" office:value="142" calcext:value-type="float">
            <text:p>142</text:p>
          </table:table-cell>
          <table:table-cell table:formula="of:=([.M17]+[.O17]+[.Q17])/3" office:value-type="float" office:value="142.3" calcext:value-type="float">
            <text:p>142.3</text:p>
          </table:table-cell>
          <table:table-cell table:formula="of:=[.V17]/MAX([.$V$4:.$V$39]) + [.$T$2] *([.U17]/MAX([.$U$4:.$U$39]))" office:value-type="float" office:value="0.195389273570652" calcext:value-type="float">
            <text:p>0.195389273570652</text:p>
          </table:table-cell>
          <table:table-cell table:formula="of:=[.V17]/MAX([.$V$4:.$V$39]) + [.$V$2] *([.U17]/MAX([.$U$4:.$U$39]))" office:value-type="float" office:value="0.22102457963288" calcext:value-type="float">
            <text:p>0.22102457963288</text:p>
          </table:table-cell>
          <table:table-cell table:style-name="ce1" office:value-type="float" office:value="72.8396242920227" calcext:value-type="float">
            <text:p>72.8396242920227</text:p>
          </table:table-cell>
          <table:table-cell table:style-name="ce1" office:value-type="float" office:value="254269" calcext:value-type="float">
            <text:p>254269</text:p>
          </table:table-cell>
          <table:table-cell table:style-name="ce1" office:value-type="float" office:value="169495" calcext:value-type="float">
            <text:p>169495</text:p>
          </table:table-cell>
          <table:table-cell/>
          <table:table-cell table:style-name="ce3" table:number-columns-repeated="3"/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36" calcext:value-type="float">
            <text:p>136</text:p>
          </table:table-cell>
          <table:table-cell office:value-type="float" office:value="24" calcext:value-type="float">
            <text:p>24</text:p>
          </table:table-cell>
          <table:table-cell table:formula="of:=[.D18]+[.E18]" office:value-type="float" office:value="160" calcext:value-type="float">
            <text:p>160</text:p>
          </table:table-cell>
          <table:table-cell office:value-type="float" office:value="14.3" calcext:value-type="float">
            <text:p>14.3</text:p>
          </table:table-cell>
          <table:table-cell table:formula="of:=[.D18]+[.G18]" office:value-type="float" office:value="150.3" calcext:value-type="float">
            <text:p>150.3</text:p>
          </table:table-cell>
          <table:table-cell office:value-type="float" office:value="20" calcext:value-type="float">
            <text:p>20</text:p>
          </table:table-cell>
          <table:table-cell table:formula="of:=[.D18]+[.I18]" office:value-type="float" office:value="156" calcext:value-type="float">
            <text:p>156</text:p>
          </table:table-cell>
          <table:table-cell table:formula="of:=([.F18]+[.H18]+[.J18])/3" office:value-type="float" office:value="155.433333333333" calcext:value-type="float">
            <text:p>155.433333333333</text:p>
          </table:table-cell>
          <table:table-cell office:value-type="float" office:value="88.7" calcext:value-type="float">
            <text:p>88.7</text:p>
          </table:table-cell>
          <table:table-cell table:formula="of:=[.D18]+[.L18]" office:value-type="float" office:value="224.7" calcext:value-type="float">
            <text:p>224.7</text:p>
          </table:table-cell>
          <table:table-cell office:value-type="float" office:value="52.6" calcext:value-type="float">
            <text:p>52.6</text:p>
          </table:table-cell>
          <table:table-cell table:formula="of:=[.D18]+[.N18]" office:value-type="float" office:value="188.6" calcext:value-type="float">
            <text:p>188.6</text:p>
          </table:table-cell>
          <table:table-cell office:value-type="float" office:value="71.2" calcext:value-type="float">
            <text:p>71.2</text:p>
          </table:table-cell>
          <table:table-cell table:formula="of:=[.D18]+[.P18]" office:value-type="float" office:value="207.2" calcext:value-type="float">
            <text:p>207.2</text:p>
          </table:table-cell>
          <table:table-cell table:formula="of:=([.M18]+[.O18]+[.Q18])/3" office:value-type="float" office:value="206.833333333333" calcext:value-type="float">
            <text:p>206.833333333333</text:p>
          </table:table-cell>
          <table:table-cell table:formula="of:=[.V18]/MAX([.$V$4:.$V$39]) + [.$T$2] *([.U18]/MAX([.$U$4:.$U$39]))" office:value-type="float" office:value="0.388429674408896" calcext:value-type="float">
            <text:p>0.388429674408896</text:p>
          </table:table-cell>
          <table:table-cell table:formula="of:=[.V18]/MAX([.$V$4:.$V$39]) + [.$V$2] *([.U18]/MAX([.$U$4:.$U$39]))" office:value-type="float" office:value="0.41387348544121" calcext:value-type="float">
            <text:p>0.41387348544121</text:p>
          </table:table-cell>
          <table:table-cell office:value-type="float" office:value="72.2955143056285" calcext:value-type="float">
            <text:p>72.2955143056285</text:p>
          </table:table-cell>
          <table:table-cell office:value-type="float" office:value="536069" calcext:value-type="float">
            <text:p>536069</text:p>
          </table:table-cell>
          <table:table-cell office:value-type="float" office:value="267235" calcext:value-type="float">
            <text:p>26723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93" calcext:value-type="float">
            <text:p>193</text:p>
          </table:table-cell>
          <table:table-cell office:value-type="float" office:value="24.1" calcext:value-type="float">
            <text:p>24.1</text:p>
          </table:table-cell>
          <table:table-cell table:formula="of:=[.D19]+[.E19]" office:value-type="float" office:value="217.1" calcext:value-type="float">
            <text:p>217.1</text:p>
          </table:table-cell>
          <table:table-cell office:value-type="float" office:value="14.3" calcext:value-type="float">
            <text:p>14.3</text:p>
          </table:table-cell>
          <table:table-cell table:formula="of:=[.D19]+[.G19]" office:value-type="float" office:value="207.3" calcext:value-type="float">
            <text:p>207.3</text:p>
          </table:table-cell>
          <table:table-cell office:value-type="float" office:value="20" calcext:value-type="float">
            <text:p>20</text:p>
          </table:table-cell>
          <table:table-cell table:formula="of:=[.D19]+[.I19]" office:value-type="float" office:value="213" calcext:value-type="float">
            <text:p>213</text:p>
          </table:table-cell>
          <table:table-cell table:formula="of:=([.F19]+[.H19]+[.J19])/3" office:value-type="float" office:value="212.466666666667" calcext:value-type="float">
            <text:p>212.466666666667</text:p>
          </table:table-cell>
          <table:table-cell office:value-type="float" office:value="88.2" calcext:value-type="float">
            <text:p>88.2</text:p>
          </table:table-cell>
          <table:table-cell table:formula="of:=[.D19]+[.L19]" office:value-type="float" office:value="281.2" calcext:value-type="float">
            <text:p>281.2</text:p>
          </table:table-cell>
          <table:table-cell office:value-type="float" office:value="52.2" calcext:value-type="float">
            <text:p>52.2</text:p>
          </table:table-cell>
          <table:table-cell table:formula="of:=[.D19]+[.N19]" office:value-type="float" office:value="245.2" calcext:value-type="float">
            <text:p>245.2</text:p>
          </table:table-cell>
          <table:table-cell office:value-type="float" office:value="70.4" calcext:value-type="float">
            <text:p>70.4</text:p>
          </table:table-cell>
          <table:table-cell table:formula="of:=[.D19]+[.P19]" office:value-type="float" office:value="263.4" calcext:value-type="float">
            <text:p>263.4</text:p>
          </table:table-cell>
          <table:table-cell table:formula="of:=([.M19]+[.O19]+[.Q19])/3" office:value-type="float" office:value="263.266666666667" calcext:value-type="float">
            <text:p>263.266666666667</text:p>
          </table:table-cell>
          <table:table-cell table:formula="of:=[.V19]/MAX([.$V$4:.$V$39]) + [.$T$2] *([.U19]/MAX([.$U$4:.$U$39]))" office:value-type="float" office:value="0.586181161680991" calcext:value-type="float">
            <text:p>0.586181161680991</text:p>
          </table:table-cell>
          <table:table-cell table:formula="of:=[.V19]/MAX([.$V$4:.$V$39]) + [.$V$2] *([.U19]/MAX([.$U$4:.$U$39]))" office:value-type="float" office:value="0.611444017171284" calcext:value-type="float">
            <text:p>0.611444017171284</text:p>
          </table:table-cell>
          <table:table-cell office:value-type="float" office:value="71.7813510004437" calcext:value-type="float">
            <text:p>71.7813510004437</text:p>
          </table:table-cell>
          <table:table-cell office:value-type="float" office:value="824728" calcext:value-type="float">
            <text:p>824728</text:p>
          </table:table-cell>
          <table:table-cell office:value-type="float" office:value="287087" calcext:value-type="float">
            <text:p>28708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51" calcext:value-type="float">
            <text:p>251</text:p>
          </table:table-cell>
          <table:table-cell office:value-type="float" office:value="23.8" calcext:value-type="float">
            <text:p>23.8</text:p>
          </table:table-cell>
          <table:table-cell table:formula="of:=[.D20]+[.E20]" office:value-type="float" office:value="274.8" calcext:value-type="float">
            <text:p>274.8</text:p>
          </table:table-cell>
          <table:table-cell office:value-type="float" office:value="14.3" calcext:value-type="float">
            <text:p>14.3</text:p>
          </table:table-cell>
          <table:table-cell table:formula="of:=[.D20]+[.G20]" office:value-type="float" office:value="265.3" calcext:value-type="float">
            <text:p>265.3</text:p>
          </table:table-cell>
          <table:table-cell office:value-type="float" office:value="19.9" calcext:value-type="float">
            <text:p>19.9</text:p>
          </table:table-cell>
          <table:table-cell table:formula="of:=[.D20]+[.I20]" office:value-type="float" office:value="270.9" calcext:value-type="float">
            <text:p>270.9</text:p>
          </table:table-cell>
          <table:table-cell table:formula="of:=([.F20]+[.H20]+[.J20])/3" office:value-type="float" office:value="270.333333333333" calcext:value-type="float">
            <text:p>270.333333333333</text:p>
          </table:table-cell>
          <table:table-cell office:value-type="float" office:value="87.6" calcext:value-type="float">
            <text:p>87.6</text:p>
          </table:table-cell>
          <table:table-cell table:formula="of:=[.D20]+[.L20]" office:value-type="float" office:value="338.6" calcext:value-type="float">
            <text:p>338.6</text:p>
          </table:table-cell>
          <table:table-cell office:value-type="float" office:value="52.5" calcext:value-type="float">
            <text:p>52.5</text:p>
          </table:table-cell>
          <table:table-cell table:formula="of:=[.D20]+[.N20]" office:value-type="float" office:value="303.5" calcext:value-type="float">
            <text:p>303.5</text:p>
          </table:table-cell>
          <table:table-cell office:value-type="float" office:value="70" calcext:value-type="float">
            <text:p>70</text:p>
          </table:table-cell>
          <table:table-cell table:formula="of:=[.D20]+[.P20]" office:value-type="float" office:value="321" calcext:value-type="float">
            <text:p>321</text:p>
          </table:table-cell>
          <table:table-cell table:formula="of:=([.M20]+[.O20]+[.Q20])/3" office:value-type="float" office:value="321.033333333333" calcext:value-type="float">
            <text:p>321.033333333333</text:p>
          </table:table-cell>
          <table:table-cell table:formula="of:=[.V20]/MAX([.$V$4:.$V$39]) + [.$T$2] *([.U20]/MAX([.$U$4:.$U$39]))" office:value-type="float" office:value="0.780605194320597" calcext:value-type="float">
            <text:p>0.780605194320597</text:p>
          </table:table-cell>
          <table:table-cell table:formula="of:=[.V20]/MAX([.$V$4:.$V$39]) + [.$V$2] *([.U20]/MAX([.$U$4:.$U$39]))" office:value-type="float" office:value="0.805693388663986" calcext:value-type="float">
            <text:p>0.805693388663986</text:p>
          </table:table-cell>
          <table:table-cell office:value-type="float" office:value="71.2850724583423" calcext:value-type="float">
            <text:p>71.2850724583423</text:p>
          </table:table-cell>
          <table:table-cell office:value-type="float" office:value="1108526" calcext:value-type="float">
            <text:p>1108526</text:p>
          </table:table-cell>
          <table:table-cell office:value-type="float" office:value="287789" calcext:value-type="float">
            <text:p>287789</text:p>
          </table:table-cell>
          <table:table-cell/>
          <table:table-cell table:style-name="ce3"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97" calcext:value-type="float">
            <text:p>297</text:p>
          </table:table-cell>
          <table:table-cell office:value-type="float" office:value="23.7" calcext:value-type="float">
            <text:p>23.7</text:p>
          </table:table-cell>
          <table:table-cell table:formula="of:=[.D21]+[.E21]" office:value-type="float" office:value="320.7" calcext:value-type="float">
            <text:p>320.7</text:p>
          </table:table-cell>
          <table:table-cell office:value-type="float" office:value="14.5" calcext:value-type="float">
            <text:p>14.5</text:p>
          </table:table-cell>
          <table:table-cell table:formula="of:=[.D21]+[.G21]" office:value-type="float" office:value="311.5" calcext:value-type="float">
            <text:p>311.5</text:p>
          </table:table-cell>
          <table:table-cell office:value-type="float" office:value="19.4" calcext:value-type="float">
            <text:p>19.4</text:p>
          </table:table-cell>
          <table:table-cell table:formula="of:=[.D21]+[.I21]" office:value-type="float" office:value="316.4" calcext:value-type="float">
            <text:p>316.4</text:p>
          </table:table-cell>
          <table:table-cell table:formula="of:=([.F21]+[.H21]+[.J21])/3" office:value-type="float" office:value="316.2" calcext:value-type="float">
            <text:p>316.2</text:p>
          </table:table-cell>
          <table:table-cell office:value-type="float" office:value="87.6" calcext:value-type="float">
            <text:p>87.6</text:p>
          </table:table-cell>
          <table:table-cell table:formula="of:=[.D21]+[.L21]" office:value-type="float" office:value="384.6" calcext:value-type="float">
            <text:p>384.6</text:p>
          </table:table-cell>
          <table:table-cell office:value-type="float" office:value="51.7" calcext:value-type="float">
            <text:p>51.7</text:p>
          </table:table-cell>
          <table:table-cell table:formula="of:=[.D21]+[.N21]" office:value-type="float" office:value="348.7" calcext:value-type="float">
            <text:p>348.7</text:p>
          </table:table-cell>
          <table:table-cell office:value-type="float" office:value="69.5" calcext:value-type="float">
            <text:p>69.5</text:p>
          </table:table-cell>
          <table:table-cell table:formula="of:=[.D21]+[.P21]" office:value-type="float" office:value="366.5" calcext:value-type="float">
            <text:p>366.5</text:p>
          </table:table-cell>
          <table:table-cell table:formula="of:=([.M21]+[.O21]+[.Q21])/3" office:value-type="float" office:value="366.6" calcext:value-type="float">
            <text:p>366.6</text:p>
          </table:table-cell>
          <table:table-cell table:formula="of:=[.V21]/MAX([.$V$4:.$V$39]) + [.$T$2] *([.U21]/MAX([.$U$4:.$U$39]))" office:value-type="float" office:value="0.923321537880078" calcext:value-type="float">
            <text:p>0.923321537880078</text:p>
          </table:table-cell>
          <table:table-cell table:formula="of:=[.V21]/MAX([.$V$4:.$V$39]) + [.$V$2] *([.U21]/MAX([.$U$4:.$U$39]))" office:value-type="float" office:value="0.948324922211532" calcext:value-type="float">
            <text:p>0.948324922211532</text:p>
          </table:table-cell>
          <table:table-cell office:value-type="float" office:value="71.044095058244" calcext:value-type="float">
            <text:p>71.044095058244</text:p>
          </table:table-cell>
          <table:table-cell office:value-type="float" office:value="1316795" calcext:value-type="float">
            <text:p>1316795</text:p>
          </table:table-cell>
          <table:table-cell office:value-type="float" office:value="287805" calcext:value-type="float">
            <text:p>287805</text:p>
          </table:table-cell>
          <table:table-cell/>
          <table:table-cell table:style-name="ce3" table:number-columns-repeated="4"/>
        </table:table-row>
        <table:table-row table:style-name="ro1">
          <table:table-cell/>
          <table:table-cell office:value-type="float" office:value="0.55" calcext:value-type="float">
            <text:p>0.55</text:p>
          </table:table-cell>
          <table:table-cell office:value-type="float" office:value="5" calcext:value-type="float">
            <text:p>5</text:p>
          </table:table-cell>
          <table:table-cell office:value-type="float" office:value="60.9" calcext:value-type="float">
            <text:p>60.9</text:p>
          </table:table-cell>
          <table:table-cell office:value-type="float" office:value="24.3" calcext:value-type="float">
            <text:p>24.3</text:p>
          </table:table-cell>
          <table:table-cell table:formula="of:=[.D22]+[.E22]" office:value-type="float" office:value="85.2" calcext:value-type="float">
            <text:p>85.2</text:p>
          </table:table-cell>
          <table:table-cell office:value-type="float" office:value="14.6" calcext:value-type="float">
            <text:p>14.6</text:p>
          </table:table-cell>
          <table:table-cell table:formula="of:=[.D22]+[.G22]" office:value-type="float" office:value="75.5" calcext:value-type="float">
            <text:p>75.5</text:p>
          </table:table-cell>
          <table:table-cell office:value-type="float" office:value="19.1" calcext:value-type="float">
            <text:p>19.1</text:p>
          </table:table-cell>
          <table:table-cell table:formula="of:=[.D22]+[.I22]" office:value-type="float" office:value="80" calcext:value-type="float">
            <text:p>80</text:p>
          </table:table-cell>
          <table:table-cell table:formula="of:=([.F22]+[.H22]+[.J22])/3" office:value-type="float" office:value="80.2333333333333" calcext:value-type="float">
            <text:p>80.2333333333333</text:p>
          </table:table-cell>
          <table:table-cell office:value-type="float" office:value="89.8" calcext:value-type="float">
            <text:p>89.8</text:p>
          </table:table-cell>
          <table:table-cell table:formula="of:=[.D22]+[.L22]" office:value-type="float" office:value="150.7" calcext:value-type="float">
            <text:p>150.7</text:p>
          </table:table-cell>
          <table:table-cell office:value-type="float" office:value="53.6" calcext:value-type="float">
            <text:p>53.6</text:p>
          </table:table-cell>
          <table:table-cell table:formula="of:=[.D22]+[.N22]" office:value-type="float" office:value="114.5" calcext:value-type="float">
            <text:p>114.5</text:p>
          </table:table-cell>
          <table:table-cell office:value-type="float" office:value="69.9" calcext:value-type="float">
            <text:p>69.9</text:p>
          </table:table-cell>
          <table:table-cell table:formula="of:=[.D22]+[.P22]" office:value-type="float" office:value="130.8" calcext:value-type="float">
            <text:p>130.8</text:p>
          </table:table-cell>
          <table:table-cell table:formula="of:=([.M22]+[.O22]+[.Q22])/3" office:value-type="float" office:value="132" calcext:value-type="float">
            <text:p>132</text:p>
          </table:table-cell>
          <table:table-cell table:formula="of:=[.V22]/MAX([.$V$4:.$V$39]) + [.$T$2] *([.U22]/MAX([.$U$4:.$U$39]))" office:value-type="float" office:value="0.157932437220773" calcext:value-type="float">
            <text:p>0.157932437220773</text:p>
          </table:table-cell>
          <table:table-cell table:formula="of:=[.V22]/MAX([.$V$4:.$V$39]) + [.$V$2] *([.U22]/MAX([.$U$4:.$U$39]))" office:value-type="float" office:value="0.184434658877893" calcext:value-type="float">
            <text:p>0.184434658877893</text:p>
          </table:table-cell>
          <table:table-cell office:value-type="float" office:value="75.3028601929929" calcext:value-type="float">
            <text:p>75.3028601929929</text:p>
          </table:table-cell>
          <table:table-cell office:value-type="float" office:value="198595" calcext:value-type="float">
            <text:p>198595</text:p>
          </table:table-cell>
          <table:table-cell office:value-type="float" office:value="148903" calcext:value-type="float">
            <text:p>148903</text:p>
          </table:table-cell>
          <table:table-cell/>
          <table:table-cell table:style-name="ce3" table:number-columns-repeated="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9" calcext:value-type="float">
            <text:p>119</text:p>
          </table:table-cell>
          <table:table-cell office:value-type="float" office:value="24.4" calcext:value-type="float">
            <text:p>24.4</text:p>
          </table:table-cell>
          <table:table-cell table:formula="of:=[.D23]+[.E23]" office:value-type="float" office:value="143.4" calcext:value-type="float">
            <text:p>143.4</text:p>
          </table:table-cell>
          <table:table-cell office:value-type="float" office:value="14.4" calcext:value-type="float">
            <text:p>14.4</text:p>
          </table:table-cell>
          <table:table-cell table:formula="of:=[.D23]+[.G23]" office:value-type="float" office:value="133.4" calcext:value-type="float">
            <text:p>133.4</text:p>
          </table:table-cell>
          <table:table-cell office:value-type="float" office:value="19.4" calcext:value-type="float">
            <text:p>19.4</text:p>
          </table:table-cell>
          <table:table-cell table:formula="of:=[.D23]+[.I23]" office:value-type="float" office:value="138.4" calcext:value-type="float">
            <text:p>138.4</text:p>
          </table:table-cell>
          <table:table-cell table:formula="of:=([.F23]+[.H23]+[.J23])/3" office:value-type="float" office:value="138.4" calcext:value-type="float">
            <text:p>138.4</text:p>
          </table:table-cell>
          <table:table-cell office:value-type="float" office:value="89.9" calcext:value-type="float">
            <text:p>89.9</text:p>
          </table:table-cell>
          <table:table-cell table:formula="of:=[.D23]+[.L23]" office:value-type="float" office:value="208.9" calcext:value-type="float">
            <text:p>208.9</text:p>
          </table:table-cell>
          <table:table-cell office:value-type="float" office:value="53.1" calcext:value-type="float">
            <text:p>53.1</text:p>
          </table:table-cell>
          <table:table-cell table:formula="of:=[.D23]+[.N23]" office:value-type="float" office:value="172.1" calcext:value-type="float">
            <text:p>172.1</text:p>
          </table:table-cell>
          <table:table-cell office:value-type="float" office:value="71" calcext:value-type="float">
            <text:p>71</text:p>
          </table:table-cell>
          <table:table-cell table:formula="of:=[.D23]+[.P23]" office:value-type="float" office:value="190" calcext:value-type="float">
            <text:p>190</text:p>
          </table:table-cell>
          <table:table-cell table:formula="of:=([.M23]+[.O23]+[.Q23])/3" office:value-type="float" office:value="190.333333333333" calcext:value-type="float">
            <text:p>190.333333333333</text:p>
          </table:table-cell>
          <table:table-cell table:formula="of:=[.V23]/MAX([.$V$4:.$V$39]) + [.$T$2] *([.U23]/MAX([.$U$4:.$U$39]))" office:value-type="float" office:value="0.322586443791422" calcext:value-type="float">
            <text:p>0.322586443791422</text:p>
          </table:table-cell>
          <table:table-cell table:formula="of:=[.V23]/MAX([.$V$4:.$V$39]) + [.$V$2] *([.U23]/MAX([.$U$4:.$U$39]))" office:value-type="float" office:value="0.348171640859829" calcext:value-type="float">
            <text:p>0.348171640859829</text:p>
          </table:table-cell>
          <table:table-cell office:value-type="float" office:value="72.6972456414732" calcext:value-type="float">
            <text:p>72.6972456414732</text:p>
          </table:table-cell>
          <table:table-cell office:value-type="float" office:value="439860" calcext:value-type="float">
            <text:p>439860</text:p>
          </table:table-cell>
          <table:table-cell office:value-type="float" office:value="254609" calcext:value-type="float">
            <text:p>254609</text:p>
          </table:table-cell>
          <table:table-cell/>
          <table:table-cell table:style-name="ce3" table:number-columns-repeated="4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71" calcext:value-type="float">
            <text:p>171</text:p>
          </table:table-cell>
          <table:table-cell office:value-type="float" office:value="24.3" calcext:value-type="float">
            <text:p>24.3</text:p>
          </table:table-cell>
          <table:table-cell table:formula="of:=[.D24]+[.E24]" office:value-type="float" office:value="195.3" calcext:value-type="float">
            <text:p>195.3</text:p>
          </table:table-cell>
          <table:table-cell office:value-type="float" office:value="14.3" calcext:value-type="float">
            <text:p>14.3</text:p>
          </table:table-cell>
          <table:table-cell table:formula="of:=[.D24]+[.G24]" office:value-type="float" office:value="185.3" calcext:value-type="float">
            <text:p>185.3</text:p>
          </table:table-cell>
          <table:table-cell office:value-type="float" office:value="19.5" calcext:value-type="float">
            <text:p>19.5</text:p>
          </table:table-cell>
          <table:table-cell table:formula="of:=[.D24]+[.I24]" office:value-type="float" office:value="190.5" calcext:value-type="float">
            <text:p>190.5</text:p>
          </table:table-cell>
          <table:table-cell table:formula="of:=([.F24]+[.H24]+[.J24])/3" office:value-type="float" office:value="190.366666666667" calcext:value-type="float">
            <text:p>190.366666666667</text:p>
          </table:table-cell>
          <table:table-cell office:value-type="float" office:value="88.8" calcext:value-type="float">
            <text:p>88.8</text:p>
          </table:table-cell>
          <table:table-cell table:formula="of:=[.D24]+[.L24]" office:value-type="float" office:value="259.8" calcext:value-type="float">
            <text:p>259.8</text:p>
          </table:table-cell>
          <table:table-cell office:value-type="float" office:value="52.3" calcext:value-type="float">
            <text:p>52.3</text:p>
          </table:table-cell>
          <table:table-cell table:formula="of:=[.D24]+[.N24]" office:value-type="float" office:value="223.3" calcext:value-type="float">
            <text:p>223.3</text:p>
          </table:table-cell>
          <table:table-cell office:value-type="float" office:value="70.5" calcext:value-type="float">
            <text:p>70.5</text:p>
          </table:table-cell>
          <table:table-cell table:formula="of:=[.D24]+[.P24]" office:value-type="float" office:value="241.5" calcext:value-type="float">
            <text:p>241.5</text:p>
          </table:table-cell>
          <table:table-cell table:formula="of:=([.M24]+[.O24]+[.Q24])/3" office:value-type="float" office:value="241.533333333333" calcext:value-type="float">
            <text:p>241.533333333333</text:p>
          </table:table-cell>
          <table:table-cell table:formula="of:=[.V24]/MAX([.$V$4:.$V$39]) + [.$T$2] *([.U24]/MAX([.$U$4:.$U$39]))" office:value-type="float" office:value="0.503369495338842" calcext:value-type="float">
            <text:p>0.503369495338842</text:p>
          </table:table-cell>
          <table:table-cell table:formula="of:=[.V24]/MAX([.$V$4:.$V$39]) + [.$V$2] *([.U24]/MAX([.$U$4:.$U$39]))" office:value-type="float" office:value="0.528775144238035" calcext:value-type="float">
            <text:p>0.528775144238035</text:p>
          </table:table-cell>
          <table:table-cell office:value-type="float" office:value="72.187081216047" calcext:value-type="float">
            <text:p>72.187081216047</text:p>
          </table:table-cell>
          <table:table-cell office:value-type="float" office:value="703767" calcext:value-type="float">
            <text:p>703767</text:p>
          </table:table-cell>
          <table:table-cell office:value-type="float" office:value="286035" calcext:value-type="float">
            <text:p>286035</text:p>
          </table:table-cell>
          <table:table-cell/>
          <table:table-cell table:style-name="ce3" table:number-columns-repeated="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20" calcext:value-type="float">
            <text:p>220</text:p>
          </table:table-cell>
          <table:table-cell office:value-type="float" office:value="23.9" calcext:value-type="float">
            <text:p>23.9</text:p>
          </table:table-cell>
          <table:table-cell table:formula="of:=[.D25]+[.E25]" office:value-type="float" office:value="243.9" calcext:value-type="float">
            <text:p>243.9</text:p>
          </table:table-cell>
          <table:table-cell office:value-type="float" office:value="15.5" calcext:value-type="float">
            <text:p>15.5</text:p>
          </table:table-cell>
          <table:table-cell table:formula="of:=[.D25]+[.G25]" office:value-type="float" office:value="235.5" calcext:value-type="float">
            <text:p>235.5</text:p>
          </table:table-cell>
          <table:table-cell office:value-type="float" office:value="19.5" calcext:value-type="float">
            <text:p>19.5</text:p>
          </table:table-cell>
          <table:table-cell table:formula="of:=[.D25]+[.I25]" office:value-type="float" office:value="239.5" calcext:value-type="float">
            <text:p>239.5</text:p>
          </table:table-cell>
          <table:table-cell table:formula="of:=([.F25]+[.H25]+[.J25])/3" office:value-type="float" office:value="239.633333333333" calcext:value-type="float">
            <text:p>239.633333333333</text:p>
          </table:table-cell>
          <table:table-cell office:value-type="float" office:value="88.4" calcext:value-type="float">
            <text:p>88.4</text:p>
          </table:table-cell>
          <table:table-cell table:formula="of:=[.D25]+[.L25]" office:value-type="float" office:value="308.4" calcext:value-type="float">
            <text:p>308.4</text:p>
          </table:table-cell>
          <table:table-cell office:value-type="float" office:value="52.5" calcext:value-type="float">
            <text:p>52.5</text:p>
          </table:table-cell>
          <table:table-cell table:formula="of:=[.D25]+[.N25]" office:value-type="float" office:value="272.5" calcext:value-type="float">
            <text:p>272.5</text:p>
          </table:table-cell>
          <table:table-cell office:value-type="float" office:value="70.1" calcext:value-type="float">
            <text:p>70.1</text:p>
          </table:table-cell>
          <table:table-cell table:formula="of:=[.D25]+[.P25]" office:value-type="float" office:value="290.1" calcext:value-type="float">
            <text:p>290.1</text:p>
          </table:table-cell>
          <table:table-cell table:formula="of:=([.M25]+[.O25]+[.Q25])/3" office:value-type="float" office:value="290.333333333333" calcext:value-type="float">
            <text:p>290.333333333333</text:p>
          </table:table-cell>
          <table:table-cell table:formula="of:=[.V25]/MAX([.$V$4:.$V$39]) + [.$T$2] *([.U25]/MAX([.$U$4:.$U$39]))" office:value-type="float" office:value="0.679111952567214" calcext:value-type="float">
            <text:p>0.679111952567214</text:p>
          </table:table-cell>
          <table:table-cell table:formula="of:=[.V25]/MAX([.$V$4:.$V$39]) + [.$V$2] *([.U25]/MAX([.$U$4:.$U$39]))" office:value-type="float" office:value="0.704280274375123" calcext:value-type="float">
            <text:p>0.704280274375123</text:p>
          </table:table-cell>
          <table:table-cell office:value-type="float" office:value="71.5127449658183" calcext:value-type="float">
            <text:p>71.5127449658183</text:p>
          </table:table-cell>
          <table:table-cell office:value-type="float" office:value="960391" calcext:value-type="float">
            <text:p>960391</text:p>
          </table:table-cell>
          <table:table-cell office:value-type="float" office:value="287771" calcext:value-type="float">
            <text:p>287771</text:p>
          </table:table-cell>
          <table:table-cell/>
          <table:table-cell table:style-name="ce3" table:number-columns-repeated="4"/>
        </table:table-row>
        <table:table-row table:style-name="ro1">
          <table:table-cell/>
          <table:table-cell table:style-name="ce1" office:value-type="string" calcext:value-type="string">
            <text:p>PHR HQ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77" calcext:value-type="float">
            <text:p>277</text:p>
          </table:table-cell>
          <table:table-cell table:style-name="ce1" office:value-type="float" office:value="23.9" calcext:value-type="float">
            <text:p>23.9</text:p>
          </table:table-cell>
          <table:table-cell table:formula="of:=[.D26]+[.E26]" office:value-type="float" office:value="300.9" calcext:value-type="float">
            <text:p>300.9</text:p>
          </table:table-cell>
          <table:table-cell table:style-name="ce1" office:value-type="float" office:value="15.1" calcext:value-type="float">
            <text:p>15.1</text:p>
          </table:table-cell>
          <table:table-cell table:formula="of:=[.D26]+[.G26]" office:value-type="float" office:value="292.1" calcext:value-type="float">
            <text:p>292.1</text:p>
          </table:table-cell>
          <table:table-cell table:style-name="ce1" office:value-type="float" office:value="19.3" calcext:value-type="float">
            <text:p>19.3</text:p>
          </table:table-cell>
          <table:table-cell table:formula="of:=[.D26]+[.I26]" office:value-type="float" office:value="296.3" calcext:value-type="float">
            <text:p>296.3</text:p>
          </table:table-cell>
          <table:table-cell table:formula="of:=([.F26]+[.H26]+[.J26])/3" office:value-type="float" office:value="296.433333333333" calcext:value-type="float">
            <text:p>296.433333333333</text:p>
          </table:table-cell>
          <table:table-cell table:style-name="ce1" office:value-type="float" office:value="89.3" calcext:value-type="float">
            <text:p>89.3</text:p>
          </table:table-cell>
          <table:table-cell table:formula="of:=[.D26]+[.L26]" office:value-type="float" office:value="366.3" calcext:value-type="float">
            <text:p>366.3</text:p>
          </table:table-cell>
          <table:table-cell table:style-name="ce1" office:value-type="float" office:value="52.5" calcext:value-type="float">
            <text:p>52.5</text:p>
          </table:table-cell>
          <table:table-cell table:formula="of:=[.D26]+[.N26]" office:value-type="float" office:value="329.5" calcext:value-type="float">
            <text:p>329.5</text:p>
          </table:table-cell>
          <table:table-cell table:style-name="ce1" office:value-type="float" office:value="70.1" calcext:value-type="float">
            <text:p>70.1</text:p>
          </table:table-cell>
          <table:table-cell table:formula="of:=[.D26]+[.P26]" office:value-type="float" office:value="347.1" calcext:value-type="float">
            <text:p>347.1</text:p>
          </table:table-cell>
          <table:table-cell table:formula="of:=([.M26]+[.O26]+[.Q26])/3" office:value-type="float" office:value="347.633333333333" calcext:value-type="float">
            <text:p>347.633333333333</text:p>
          </table:table-cell>
          <table:table-cell table:formula="of:=[.V26]/MAX([.$V$4:.$V$39]) + [.$T$2] *([.U26]/MAX([.$U$4:.$U$39]))" office:value-type="float" office:value="0.856776422531772" calcext:value-type="float">
            <text:p>0.856776422531772</text:p>
          </table:table-cell>
          <table:table-cell table:formula="of:=[.V26]/MAX([.$V$4:.$V$39]) + [.$V$2] *([.U26]/MAX([.$U$4:.$U$39]))" office:value-type="float" office:value="0.881821266990188" calcext:value-type="float">
            <text:p>0.881821266990188</text:p>
          </table:table-cell>
          <table:table-cell table:style-name="ce1" office:value-type="float" office:value="71.1618989987831" calcext:value-type="float">
            <text:p>71.1618989987831</text:p>
          </table:table-cell>
          <table:table-cell table:style-name="ce1" office:value-type="float" office:value="1219682" calcext:value-type="float">
            <text:p>1219682</text:p>
          </table:table-cell>
          <table:table-cell table:style-name="ce1" office:value-type="float" office:value="287805" calcext:value-type="float">
            <text:p>287805</text:p>
          </table:table-cell>
          <table:table-cell/>
          <table:table-cell table:style-name="ce3"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27" calcext:value-type="float">
            <text:p>327</text:p>
          </table:table-cell>
          <table:table-cell office:value-type="float" office:value="23.7" calcext:value-type="float">
            <text:p>23.7</text:p>
          </table:table-cell>
          <table:table-cell table:formula="of:=[.D27]+[.E27]" office:value-type="float" office:value="350.7" calcext:value-type="float">
            <text:p>350.7</text:p>
          </table:table-cell>
          <table:table-cell office:value-type="float" office:value="14.7" calcext:value-type="float">
            <text:p>14.7</text:p>
          </table:table-cell>
          <table:table-cell table:formula="of:=[.D27]+[.G27]" office:value-type="float" office:value="341.7" calcext:value-type="float">
            <text:p>341.7</text:p>
          </table:table-cell>
          <table:table-cell office:value-type="float" office:value="19.3" calcext:value-type="float">
            <text:p>19.3</text:p>
          </table:table-cell>
          <table:table-cell table:formula="of:=[.D27]+[.I27]" office:value-type="float" office:value="346.3" calcext:value-type="float">
            <text:p>346.3</text:p>
          </table:table-cell>
          <table:table-cell table:formula="of:=([.F27]+[.H27]+[.J27])/3" office:value-type="float" office:value="346.233333333333" calcext:value-type="float">
            <text:p>346.233333333333</text:p>
          </table:table-cell>
          <table:table-cell office:value-type="float" office:value="87.7" calcext:value-type="float">
            <text:p>87.7</text:p>
          </table:table-cell>
          <table:table-cell table:formula="of:=[.D27]+[.L27]" office:value-type="float" office:value="414.7" calcext:value-type="float">
            <text:p>414.7</text:p>
          </table:table-cell>
          <table:table-cell office:value-type="float" office:value="53" calcext:value-type="float">
            <text:p>53</text:p>
          </table:table-cell>
          <table:table-cell table:formula="of:=[.D27]+[.N27]" office:value-type="float" office:value="380" calcext:value-type="float">
            <text:p>380</text:p>
          </table:table-cell>
          <table:table-cell office:value-type="float" office:value="69.7" calcext:value-type="float">
            <text:p>69.7</text:p>
          </table:table-cell>
          <table:table-cell table:formula="of:=[.D27]+[.P27]" office:value-type="float" office:value="396.7" calcext:value-type="float">
            <text:p>396.7</text:p>
          </table:table-cell>
          <table:table-cell table:formula="of:=([.M27]+[.O27]+[.Q27])/3" office:value-type="float" office:value="397.133333333333" calcext:value-type="float">
            <text:p>397.133333333333</text:p>
          </table:table-cell>
          <table:table-cell table:formula="of:=[.V27]/MAX([.$V$4:.$V$39]) + [.$T$2] *([.U27]/MAX([.$U$4:.$U$39]))" office:value-type="float" office:value="0.995852819363966" calcext:value-type="float">
            <text:p>0.995852819363966</text:p>
          </table:table-cell>
          <table:table-cell table:formula="of:=[.V27]/MAX([.$V$4:.$V$39]) + [.$V$2] *([.U27]/MAX([.$U$4:.$U$39]))" office:value-type="float" office:value="1.02078010086338" calcext:value-type="float">
            <text:p>1.02078010086338</text:p>
          </table:table-cell>
          <table:table-cell office:value-type="float" office:value="70.827858057598" calcext:value-type="float">
            <text:p>70.827858057598</text:p>
          </table:table-cell>
          <table:table-cell office:value-type="float" office:value="1422681" calcext:value-type="float">
            <text:p>1422681</text:p>
          </table:table-cell>
          <table:table-cell office:value-type="float" office:value="287805" calcext:value-type="float">
            <text:p>287805</text:p>
          </table:table-cell>
          <table:table-cell/>
          <table:table-cell table:style-name="ce3" table:number-columns-repeated="4"/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office:value-type="float" office:value="24.5" calcext:value-type="float">
            <text:p>24.5</text:p>
          </table:table-cell>
          <table:table-cell table:formula="of:=[.D28]+[.E28]" office:value-type="float" office:value="128.5" calcext:value-type="float">
            <text:p>128.5</text:p>
          </table:table-cell>
          <table:table-cell office:value-type="float" office:value="14.6" calcext:value-type="float">
            <text:p>14.6</text:p>
          </table:table-cell>
          <table:table-cell table:formula="of:=[.D28]+[.G28]" office:value-type="float" office:value="118.6" calcext:value-type="float">
            <text:p>118.6</text:p>
          </table:table-cell>
          <table:table-cell office:value-type="float" office:value="19.4" calcext:value-type="float">
            <text:p>19.4</text:p>
          </table:table-cell>
          <table:table-cell table:formula="of:=[.D28]+[.I28]" office:value-type="float" office:value="123.4" calcext:value-type="float">
            <text:p>123.4</text:p>
          </table:table-cell>
          <table:table-cell table:formula="of:=([.F28]+[.H28]+[.J28])/3" office:value-type="float" office:value="123.5" calcext:value-type="float">
            <text:p>123.5</text:p>
          </table:table-cell>
          <table:table-cell office:value-type="float" office:value="91.1" calcext:value-type="float">
            <text:p>91.1</text:p>
          </table:table-cell>
          <table:table-cell table:formula="of:=[.D28]+[.L28]" office:value-type="float" office:value="195.1" calcext:value-type="float">
            <text:p>195.1</text:p>
          </table:table-cell>
          <table:table-cell office:value-type="float" office:value="53.4" calcext:value-type="float">
            <text:p>53.4</text:p>
          </table:table-cell>
          <table:table-cell table:formula="of:=[.D28]+[.N28]" office:value-type="float" office:value="157.4" calcext:value-type="float">
            <text:p>157.4</text:p>
          </table:table-cell>
          <table:table-cell office:value-type="float" office:value="71.1" calcext:value-type="float">
            <text:p>71.1</text:p>
          </table:table-cell>
          <table:table-cell table:formula="of:=[.D28]+[.P28]" office:value-type="float" office:value="175.1" calcext:value-type="float">
            <text:p>175.1</text:p>
          </table:table-cell>
          <table:table-cell table:formula="of:=([.M28]+[.O28]+[.Q28])/3" office:value-type="float" office:value="175.866666666667" calcext:value-type="float">
            <text:p>175.866666666667</text:p>
          </table:table-cell>
          <table:table-cell table:formula="of:=[.V28]/MAX([.$V$4:.$V$39]) + [.$T$2] *([.U28]/MAX([.$U$4:.$U$39]))" office:value-type="float" office:value="0.268702990696854" calcext:value-type="float">
            <text:p>0.268702990696854</text:p>
          </table:table-cell>
          <table:table-cell table:formula="of:=[.V28]/MAX([.$V$4:.$V$39]) + [.$V$2] *([.U28]/MAX([.$U$4:.$U$39]))" office:value-type="float" office:value="0.294633670725718" calcext:value-type="float">
            <text:p>0.294633670725718</text:p>
          </table:table-cell>
          <table:table-cell office:value-type="float" office:value="73.6788937239206" calcext:value-type="float">
            <text:p>73.6788937239206</text:p>
          </table:table-cell>
          <table:table-cell office:value-type="float" office:value="360851" calcext:value-type="float">
            <text:p>360851</text:p>
          </table:table-cell>
          <table:table-cell office:value-type="float" office:value="238367" calcext:value-type="float">
            <text:p>238367</text:p>
          </table:table-cell>
          <table:table-cell/>
          <table:table-cell table:style-name="ce3" table:number-columns-repeated="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53" calcext:value-type="float">
            <text:p>153</text:p>
          </table:table-cell>
          <table:table-cell office:value-type="float" office:value="25" calcext:value-type="float">
            <text:p>25</text:p>
          </table:table-cell>
          <table:table-cell table:formula="of:=[.D29]+[.E29]" office:value-type="float" office:value="178" calcext:value-type="float">
            <text:p>178</text:p>
          </table:table-cell>
          <table:table-cell office:value-type="float" office:value="14.2" calcext:value-type="float">
            <text:p>14.2</text:p>
          </table:table-cell>
          <table:table-cell table:formula="of:=[.D29]+[.G29]" office:value-type="float" office:value="167.2" calcext:value-type="float">
            <text:p>167.2</text:p>
          </table:table-cell>
          <table:table-cell office:value-type="float" office:value="19.7" calcext:value-type="float">
            <text:p>19.7</text:p>
          </table:table-cell>
          <table:table-cell table:formula="of:=[.D29]+[.I29]" office:value-type="float" office:value="172.7" calcext:value-type="float">
            <text:p>172.7</text:p>
          </table:table-cell>
          <table:table-cell table:formula="of:=([.F29]+[.H29]+[.J29])/3" office:value-type="float" office:value="172.633333333333" calcext:value-type="float">
            <text:p>172.633333333333</text:p>
          </table:table-cell>
          <table:table-cell office:value-type="float" office:value="89.7" calcext:value-type="float">
            <text:p>89.7</text:p>
          </table:table-cell>
          <table:table-cell table:formula="of:=[.D29]+[.L29]" office:value-type="float" office:value="242.7" calcext:value-type="float">
            <text:p>242.7</text:p>
          </table:table-cell>
          <table:table-cell office:value-type="float" office:value="52.6" calcext:value-type="float">
            <text:p>52.6</text:p>
          </table:table-cell>
          <table:table-cell table:formula="of:=[.D29]+[.N29]" office:value-type="float" office:value="205.6" calcext:value-type="float">
            <text:p>205.6</text:p>
          </table:table-cell>
          <table:table-cell office:value-type="float" office:value="71.1" calcext:value-type="float">
            <text:p>71.1</text:p>
          </table:table-cell>
          <table:table-cell table:formula="of:=[.D29]+[.P29]" office:value-type="float" office:value="224.1" calcext:value-type="float">
            <text:p>224.1</text:p>
          </table:table-cell>
          <table:table-cell table:formula="of:=([.M29]+[.O29]+[.Q29])/3" office:value-type="float" office:value="224.133333333333" calcext:value-type="float">
            <text:p>224.133333333333</text:p>
          </table:table-cell>
          <table:table-cell table:formula="of:=[.V29]/MAX([.$V$4:.$V$39]) + [.$T$2] *([.U29]/MAX([.$U$4:.$U$39]))" office:value-type="float" office:value="0.430543213512243" calcext:value-type="float">
            <text:p>0.430543213512243</text:p>
          </table:table-cell>
          <table:table-cell table:formula="of:=[.V29]/MAX([.$V$4:.$V$39]) + [.$V$2] *([.U29]/MAX([.$U$4:.$U$39]))" office:value-type="float" office:value="0.456073111268826" calcext:value-type="float">
            <text:p>0.456073111268826</text:p>
          </table:table-cell>
          <table:table-cell office:value-type="float" office:value="72.5401193295381" calcext:value-type="float">
            <text:p>72.5401193295381</text:p>
          </table:table-cell>
          <table:table-cell office:value-type="float" office:value="597393" calcext:value-type="float">
            <text:p>597393</text:p>
          </table:table-cell>
          <table:table-cell office:value-type="float" office:value="283563" calcext:value-type="float">
            <text:p>283563</text:p>
          </table:table-cell>
          <table:table-cell/>
          <table:table-cell table:style-name="ce3" table:number-columns-repeated="4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99" calcext:value-type="float">
            <text:p>199</text:p>
          </table:table-cell>
          <table:table-cell office:value-type="float" office:value="25" calcext:value-type="float">
            <text:p>25</text:p>
          </table:table-cell>
          <table:table-cell table:formula="of:=[.D30]+[.E30]" office:value-type="float" office:value="224" calcext:value-type="float">
            <text:p>224</text:p>
          </table:table-cell>
          <table:table-cell office:value-type="float" office:value="14.2" calcext:value-type="float">
            <text:p>14.2</text:p>
          </table:table-cell>
          <table:table-cell table:formula="of:=[.D30]+[.G30]" office:value-type="float" office:value="213.2" calcext:value-type="float">
            <text:p>213.2</text:p>
          </table:table-cell>
          <table:table-cell office:value-type="float" office:value="19.5" calcext:value-type="float">
            <text:p>19.5</text:p>
          </table:table-cell>
          <table:table-cell table:formula="of:=[.D30]+[.I30]" office:value-type="float" office:value="218.5" calcext:value-type="float">
            <text:p>218.5</text:p>
          </table:table-cell>
          <table:table-cell table:formula="of:=([.F30]+[.H30]+[.J30])/3" office:value-type="float" office:value="218.566666666667" calcext:value-type="float">
            <text:p>218.566666666667</text:p>
          </table:table-cell>
          <table:table-cell office:value-type="float" office:value="88.3" calcext:value-type="float">
            <text:p>88.3</text:p>
          </table:table-cell>
          <table:table-cell table:formula="of:=[.D30]+[.L30]" office:value-type="float" office:value="287.3" calcext:value-type="float">
            <text:p>287.3</text:p>
          </table:table-cell>
          <table:table-cell office:value-type="float" office:value="52.1" calcext:value-type="float">
            <text:p>52.1</text:p>
          </table:table-cell>
          <table:table-cell table:formula="of:=[.D30]+[.N30]" office:value-type="float" office:value="251.1" calcext:value-type="float">
            <text:p>251.1</text:p>
          </table:table-cell>
          <table:table-cell office:value-type="float" office:value="70.4" calcext:value-type="float">
            <text:p>70.4</text:p>
          </table:table-cell>
          <table:table-cell table:formula="of:=[.D30]+[.P30]" office:value-type="float" office:value="269.4" calcext:value-type="float">
            <text:p>269.4</text:p>
          </table:table-cell>
          <table:table-cell table:formula="of:=([.M30]+[.O30]+[.Q30])/3" office:value-type="float" office:value="269.266666666667" calcext:value-type="float">
            <text:p>269.266666666667</text:p>
          </table:table-cell>
          <table:table-cell table:formula="of:=[.V30]/MAX([.$V$4:.$V$39]) + [.$T$2] *([.U30]/MAX([.$U$4:.$U$39]))" office:value-type="float" office:value="0.593936449369381" calcext:value-type="float">
            <text:p>0.593936449369381</text:p>
          </table:table-cell>
          <table:table-cell table:formula="of:=[.V30]/MAX([.$V$4:.$V$39]) + [.$V$2] *([.U30]/MAX([.$U$4:.$U$39]))" office:value-type="float" office:value="0.619220105416611" calcext:value-type="float">
            <text:p>0.619220105416611</text:p>
          </table:table-cell>
          <table:table-cell office:value-type="float" office:value="71.8404532693508" calcext:value-type="float">
            <text:p>71.8404532693508</text:p>
          </table:table-cell>
          <table:table-cell office:value-type="float" office:value="836015" calcext:value-type="float">
            <text:p>836015</text:p>
          </table:table-cell>
          <table:table-cell office:value-type="float" office:value="287709" calcext:value-type="float">
            <text:p>2877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46" calcext:value-type="float">
            <text:p>246</text:p>
          </table:table-cell>
          <table:table-cell office:value-type="float" office:value="24.3" calcext:value-type="float">
            <text:p>24.3</text:p>
          </table:table-cell>
          <table:table-cell table:formula="of:=[.D31]+[.E31]" office:value-type="float" office:value="270.3" calcext:value-type="float">
            <text:p>270.3</text:p>
          </table:table-cell>
          <table:table-cell office:value-type="float" office:value="14.2" calcext:value-type="float">
            <text:p>14.2</text:p>
          </table:table-cell>
          <table:table-cell table:formula="of:=[.D31]+[.G31]" office:value-type="float" office:value="260.2" calcext:value-type="float">
            <text:p>260.2</text:p>
          </table:table-cell>
          <table:table-cell office:value-type="float" office:value="19.5" calcext:value-type="float">
            <text:p>19.5</text:p>
          </table:table-cell>
          <table:table-cell table:formula="of:=[.D31]+[.I31]" office:value-type="float" office:value="265.5" calcext:value-type="float">
            <text:p>265.5</text:p>
          </table:table-cell>
          <table:table-cell table:formula="of:=([.F31]+[.H31]+[.J31])/3" office:value-type="float" office:value="265.333333333333" calcext:value-type="float">
            <text:p>265.333333333333</text:p>
          </table:table-cell>
          <table:table-cell office:value-type="float" office:value="88.7" calcext:value-type="float">
            <text:p>88.7</text:p>
          </table:table-cell>
          <table:table-cell table:formula="of:=[.D31]+[.L31]" office:value-type="float" office:value="334.7" calcext:value-type="float">
            <text:p>334.7</text:p>
          </table:table-cell>
          <table:table-cell office:value-type="float" office:value="51.9" calcext:value-type="float">
            <text:p>51.9</text:p>
          </table:table-cell>
          <table:table-cell table:formula="of:=[.D31]+[.N31]" office:value-type="float" office:value="297.9" calcext:value-type="float">
            <text:p>297.9</text:p>
          </table:table-cell>
          <table:table-cell office:value-type="float" office:value="70.2" calcext:value-type="float">
            <text:p>70.2</text:p>
          </table:table-cell>
          <table:table-cell table:formula="of:=[.D31]+[.P31]" office:value-type="float" office:value="316.2" calcext:value-type="float">
            <text:p>316.2</text:p>
          </table:table-cell>
          <table:table-cell table:formula="of:=([.M31]+[.O31]+[.Q31])/3" office:value-type="float" office:value="316.266666666667" calcext:value-type="float">
            <text:p>316.266666666667</text:p>
          </table:table-cell>
          <table:table-cell table:formula="of:=[.V31]/MAX([.$V$4:.$V$39]) + [.$T$2] *([.U31]/MAX([.$U$4:.$U$39]))" office:value-type="float" office:value="0.755133449386381" calcext:value-type="float">
            <text:p>0.755133449386381</text:p>
          </table:table-cell>
          <table:table-cell table:formula="of:=[.V31]/MAX([.$V$4:.$V$39]) + [.$V$2] *([.U31]/MAX([.$U$4:.$U$39]))" office:value-type="float" office:value="0.780227219701239" calcext:value-type="float">
            <text:p>0.780227219701239</text:p>
          </table:table-cell>
          <table:table-cell office:value-type="float" office:value="71.3009159074487" calcext:value-type="float">
            <text:p>71.3009159074487</text:p>
          </table:table-cell>
          <table:table-cell office:value-type="float" office:value="1071366" calcext:value-type="float">
            <text:p>1071366</text:p>
          </table:table-cell>
          <table:table-cell office:value-type="float" office:value="287805" calcext:value-type="float">
            <text:p>2878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00" calcext:value-type="float">
            <text:p>300</text:p>
          </table:table-cell>
          <table:table-cell office:value-type="float" office:value="23.8" calcext:value-type="float">
            <text:p>23.8</text:p>
          </table:table-cell>
          <table:table-cell table:formula="of:=[.D32]+[.E32]" office:value-type="float" office:value="323.8" calcext:value-type="float">
            <text:p>323.8</text:p>
          </table:table-cell>
          <table:table-cell office:value-type="float" office:value="14.2" calcext:value-type="float">
            <text:p>14.2</text:p>
          </table:table-cell>
          <table:table-cell table:formula="of:=[.D32]+[.G32]" office:value-type="float" office:value="314.2" calcext:value-type="float">
            <text:p>314.2</text:p>
          </table:table-cell>
          <table:table-cell office:value-type="float" office:value="19.3" calcext:value-type="float">
            <text:p>19.3</text:p>
          </table:table-cell>
          <table:table-cell table:formula="of:=[.D32]+[.I32]" office:value-type="float" office:value="319.3" calcext:value-type="float">
            <text:p>319.3</text:p>
          </table:table-cell>
          <table:table-cell table:formula="of:=([.F32]+[.H32]+[.J32])/3" office:value-type="float" office:value="319.1" calcext:value-type="float">
            <text:p>319.1</text:p>
          </table:table-cell>
          <table:table-cell office:value-type="float" office:value="88.3" calcext:value-type="float">
            <text:p>88.3</text:p>
          </table:table-cell>
          <table:table-cell table:formula="of:=[.D32]+[.L32]" office:value-type="float" office:value="388.3" calcext:value-type="float">
            <text:p>388.3</text:p>
          </table:table-cell>
          <table:table-cell office:value-type="float" office:value="52" calcext:value-type="float">
            <text:p>52</text:p>
          </table:table-cell>
          <table:table-cell table:formula="of:=[.D32]+[.N32]" office:value-type="float" office:value="352" calcext:value-type="float">
            <text:p>352</text:p>
          </table:table-cell>
          <table:table-cell office:value-type="float" office:value="69.9" calcext:value-type="float">
            <text:p>69.9</text:p>
          </table:table-cell>
          <table:table-cell table:formula="of:=[.D32]+[.P32]" office:value-type="float" office:value="369.9" calcext:value-type="float">
            <text:p>369.9</text:p>
          </table:table-cell>
          <table:table-cell table:formula="of:=([.M32]+[.O32]+[.Q32])/3" office:value-type="float" office:value="370.066666666667" calcext:value-type="float">
            <text:p>370.066666666667</text:p>
          </table:table-cell>
          <table:table-cell table:formula="of:=[.V32]/MAX([.$V$4:.$V$39]) + [.$T$2] *([.U32]/MAX([.$U$4:.$U$39]))" office:value-type="float" office:value="0.918774007914194" calcext:value-type="float">
            <text:p>0.918774007914194</text:p>
          </table:table-cell>
          <table:table-cell table:formula="of:=[.V32]/MAX([.$V$4:.$V$39]) + [.$V$2] *([.U32]/MAX([.$U$4:.$U$39]))" office:value-type="float" office:value="0.943767324071301" calcext:value-type="float">
            <text:p>0.943767324071301</text:p>
          </table:table-cell>
          <table:table-cell office:value-type="float" office:value="71.0154875575216" calcext:value-type="float">
            <text:p>71.0154875575216</text:p>
          </table:table-cell>
          <table:table-cell office:value-type="float" office:value="1310174" calcext:value-type="float">
            <text:p>1310174</text:p>
          </table:table-cell>
          <table:table-cell office:value-type="float" office:value="287805" calcext:value-type="float">
            <text:p>2878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23.8" calcext:value-type="float">
            <text:p>23.8</text:p>
          </table:table-cell>
          <table:table-cell table:formula="of:=[.D33]+[.E33]" office:value-type="float" office:value="361.8" calcext:value-type="float">
            <text:p>361.8</text:p>
          </table:table-cell>
          <table:table-cell office:value-type="float" office:value="15.8" calcext:value-type="float">
            <text:p>15.8</text:p>
          </table:table-cell>
          <table:table-cell table:formula="of:=[.D33]+[.G33]" office:value-type="float" office:value="353.8" calcext:value-type="float">
            <text:p>353.8</text:p>
          </table:table-cell>
          <table:table-cell office:value-type="float" office:value="19.3" calcext:value-type="float">
            <text:p>19.3</text:p>
          </table:table-cell>
          <table:table-cell table:formula="of:=[.D33]+[.I33]" office:value-type="float" office:value="357.3" calcext:value-type="float">
            <text:p>357.3</text:p>
          </table:table-cell>
          <table:table-cell table:formula="of:=([.F33]+[.H33]+[.J33])/3" office:value-type="float" office:value="357.633333333333" calcext:value-type="float">
            <text:p>357.633333333333</text:p>
          </table:table-cell>
          <table:table-cell office:value-type="float" office:value="88.3" calcext:value-type="float">
            <text:p>88.3</text:p>
          </table:table-cell>
          <table:table-cell table:formula="of:=[.D33]+[.L33]" office:value-type="float" office:value="426.3" calcext:value-type="float">
            <text:p>426.3</text:p>
          </table:table-cell>
          <table:table-cell office:value-type="float" office:value="52.7" calcext:value-type="float">
            <text:p>52.7</text:p>
          </table:table-cell>
          <table:table-cell table:formula="of:=[.D33]+[.N33]" office:value-type="float" office:value="390.7" calcext:value-type="float">
            <text:p>390.7</text:p>
          </table:table-cell>
          <table:table-cell office:value-type="float" office:value="69.3" calcext:value-type="float">
            <text:p>69.3</text:p>
          </table:table-cell>
          <table:table-cell table:formula="of:=[.D33]+[.P33]" office:value-type="float" office:value="407.3" calcext:value-type="float">
            <text:p>407.3</text:p>
          </table:table-cell>
          <table:table-cell table:formula="of:=([.M33]+[.O33]+[.Q33])/3" office:value-type="float" office:value="408.1" calcext:value-type="float">
            <text:p>408.1</text:p>
          </table:table-cell>
          <table:table-cell table:formula="of:=[.V33]/MAX([.$V$4:.$V$39]) + [.$T$2] *([.U33]/MAX([.$U$4:.$U$39]))" office:value-type="float" office:value="1.02050254153326" calcext:value-type="float">
            <text:p>1.02050254153326</text:p>
          </table:table-cell>
          <table:table-cell table:formula="of:=[.V33]/MAX([.$V$4:.$V$39]) + [.$V$2] *([.U33]/MAX([.$U$4:.$U$39]))" office:value-type="float" office:value="1.04545177004019" calcext:value-type="float">
            <text:p>1.04545177004019</text:p>
          </table:table-cell>
          <table:table-cell office:value-type="float" office:value="70.8902178273091" calcext:value-type="float">
            <text:p>70.8902178273091</text:p>
          </table:table-cell>
          <table:table-cell office:value-type="float" office:value="1458609" calcext:value-type="float">
            <text:p>1458609</text:p>
          </table:table-cell>
          <table:table-cell office:value-type="float" office:value="287805" calcext:value-type="float">
            <text:p>2878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5" calcext:value-type="float">
            <text:p>0.65</text:p>
          </table:table-cell>
          <table:table-cell office:value-type="float" office:value="5" calcext:value-type="float">
            <text:p>5</text:p>
          </table:table-cell>
          <table:table-cell office:value-type="float" office:value="136" calcext:value-type="float">
            <text:p>136</text:p>
          </table:table-cell>
          <table:table-cell office:value-type="float" office:value="25.5" calcext:value-type="float">
            <text:p>25.5</text:p>
          </table:table-cell>
          <table:table-cell table:formula="of:=[.D34]+[.E34]" office:value-type="float" office:value="161.5" calcext:value-type="float">
            <text:p>161.5</text:p>
          </table:table-cell>
          <table:table-cell office:value-type="float" office:value="15" calcext:value-type="float">
            <text:p>15</text:p>
          </table:table-cell>
          <table:table-cell table:formula="of:=[.D34]+[.G34]" office:value-type="float" office:value="151" calcext:value-type="float">
            <text:p>151</text:p>
          </table:table-cell>
          <table:table-cell office:value-type="float" office:value="19.5" calcext:value-type="float">
            <text:p>19.5</text:p>
          </table:table-cell>
          <table:table-cell table:formula="of:=[.D34]+[.I34]" office:value-type="float" office:value="155.5" calcext:value-type="float">
            <text:p>155.5</text:p>
          </table:table-cell>
          <table:table-cell table:formula="of:=([.F34]+[.H34]+[.J34])/3" office:value-type="float" office:value="156" calcext:value-type="float">
            <text:p>156</text:p>
          </table:table-cell>
          <table:table-cell office:value-type="float" office:value="91.3" calcext:value-type="float">
            <text:p>91.3</text:p>
          </table:table-cell>
          <table:table-cell table:formula="of:=[.D34]+[.L34]" office:value-type="float" office:value="227.3" calcext:value-type="float">
            <text:p>227.3</text:p>
          </table:table-cell>
          <table:table-cell office:value-type="float" office:value="53.2" calcext:value-type="float">
            <text:p>53.2</text:p>
          </table:table-cell>
          <table:table-cell table:formula="of:=[.D34]+[.N34]" office:value-type="float" office:value="189.2" calcext:value-type="float">
            <text:p>189.2</text:p>
          </table:table-cell>
          <table:table-cell office:value-type="float" office:value="71.2" calcext:value-type="float">
            <text:p>71.2</text:p>
          </table:table-cell>
          <table:table-cell table:formula="of:=[.D34]+[.P34]" office:value-type="float" office:value="207.2" calcext:value-type="float">
            <text:p>207.2</text:p>
          </table:table-cell>
          <table:table-cell table:formula="of:=([.M34]+[.O34]+[.Q34])/3" office:value-type="float" office:value="207.9" calcext:value-type="float">
            <text:p>207.9</text:p>
          </table:table-cell>
          <table:table-cell table:formula="of:=[.V34]/MAX([.$V$4:.$V$39]) + [.$T$2] *([.U34]/MAX([.$U$4:.$U$39]))" office:value-type="float" office:value="0.367857301037088" calcext:value-type="float">
            <text:p>0.367857301037088</text:p>
          </table:table-cell>
          <table:table-cell table:formula="of:=[.V34]/MAX([.$V$4:.$V$39]) + [.$V$2] *([.U34]/MAX([.$U$4:.$U$39]))" office:value-type="float" office:value="0.393651467780553" calcext:value-type="float">
            <text:p>0.393651467780553</text:p>
          </table:table-cell>
          <table:table-cell office:value-type="float" office:value="73.2910077203286" calcext:value-type="float">
            <text:p>73.2910077203286</text:p>
          </table:table-cell>
          <table:table-cell office:value-type="float" office:value="505642" calcext:value-type="float">
            <text:p>505642</text:p>
          </table:table-cell>
          <table:table-cell office:value-type="float" office:value="278255" calcext:value-type="float">
            <text:p>27825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79" calcext:value-type="float">
            <text:p>179</text:p>
          </table:table-cell>
          <table:table-cell office:value-type="float" office:value="25.3" calcext:value-type="float">
            <text:p>25.3</text:p>
          </table:table-cell>
          <table:table-cell table:formula="of:=[.D35]+[.E35]" office:value-type="float" office:value="204.3" calcext:value-type="float">
            <text:p>204.3</text:p>
          </table:table-cell>
          <table:table-cell office:value-type="float" office:value="15.3" calcext:value-type="float">
            <text:p>15.3</text:p>
          </table:table-cell>
          <table:table-cell table:formula="of:=[.D35]+[.G35]" office:value-type="float" office:value="194.3" calcext:value-type="float">
            <text:p>194.3</text:p>
          </table:table-cell>
          <table:table-cell office:value-type="float" office:value="19.6" calcext:value-type="float">
            <text:p>19.6</text:p>
          </table:table-cell>
          <table:table-cell table:formula="of:=[.D35]+[.I35]" office:value-type="float" office:value="198.6" calcext:value-type="float">
            <text:p>198.6</text:p>
          </table:table-cell>
          <table:table-cell table:formula="of:=([.F35]+[.H35]+[.J35])/3" office:value-type="float" office:value="199.066666666667" calcext:value-type="float">
            <text:p>199.066666666667</text:p>
          </table:table-cell>
          <table:table-cell office:value-type="float" office:value="90.5" calcext:value-type="float">
            <text:p>90.5</text:p>
          </table:table-cell>
          <table:table-cell table:formula="of:=[.D35]+[.L35]" office:value-type="float" office:value="269.5" calcext:value-type="float">
            <text:p>269.5</text:p>
          </table:table-cell>
          <table:table-cell office:value-type="float" office:value="52.2" calcext:value-type="float">
            <text:p>52.2</text:p>
          </table:table-cell>
          <table:table-cell table:formula="of:=[.D35]+[.N35]" office:value-type="float" office:value="231.2" calcext:value-type="float">
            <text:p>231.2</text:p>
          </table:table-cell>
          <table:table-cell office:value-type="float" office:value="71" calcext:value-type="float">
            <text:p>71</text:p>
          </table:table-cell>
          <table:table-cell table:formula="of:=[.D35]+[.P35]" office:value-type="float" office:value="250" calcext:value-type="float">
            <text:p>250</text:p>
          </table:table-cell>
          <table:table-cell table:formula="of:=([.M35]+[.O35]+[.Q35])/3" office:value-type="float" office:value="250.233333333333" calcext:value-type="float">
            <text:p>250.233333333333</text:p>
          </table:table-cell>
          <table:table-cell table:formula="of:=[.V35]/MAX([.$V$4:.$V$39]) + [.$T$2] *([.U35]/MAX([.$U$4:.$U$39]))" office:value-type="float" office:value="0.51466751516446" calcext:value-type="float">
            <text:p>0.51466751516446</text:p>
          </table:table-cell>
          <table:table-cell table:formula="of:=[.V35]/MAX([.$V$4:.$V$39]) + [.$V$2] *([.U35]/MAX([.$U$4:.$U$39]))" office:value-type="float" office:value="0.54008016648828" calcext:value-type="float">
            <text:p>0.54008016648828</text:p>
          </table:table-cell>
          <table:table-cell office:value-type="float" office:value="72.206977759422" calcext:value-type="float">
            <text:p>72.206977759422</text:p>
          </table:table-cell>
          <table:table-cell office:value-type="float" office:value="720238" calcext:value-type="float">
            <text:p>720238</text:p>
          </table:table-cell>
          <table:table-cell office:value-type="float" office:value="287461" calcext:value-type="float">
            <text:p>28746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23" calcext:value-type="float">
            <text:p>223</text:p>
          </table:table-cell>
          <table:table-cell office:value-type="float" office:value="25.7" calcext:value-type="float">
            <text:p>25.7</text:p>
          </table:table-cell>
          <table:table-cell table:formula="of:=[.D36]+[.E36]" office:value-type="float" office:value="248.7" calcext:value-type="float">
            <text:p>248.7</text:p>
          </table:table-cell>
          <table:table-cell office:value-type="float" office:value="14.5" calcext:value-type="float">
            <text:p>14.5</text:p>
          </table:table-cell>
          <table:table-cell table:formula="of:=[.D36]+[.G36]" office:value-type="float" office:value="237.5" calcext:value-type="float">
            <text:p>237.5</text:p>
          </table:table-cell>
          <table:table-cell office:value-type="float" office:value="19.6" calcext:value-type="float">
            <text:p>19.6</text:p>
          </table:table-cell>
          <table:table-cell table:formula="of:=[.D36]+[.I36]" office:value-type="float" office:value="242.6" calcext:value-type="float">
            <text:p>242.6</text:p>
          </table:table-cell>
          <table:table-cell table:formula="of:=([.F36]+[.H36]+[.J36])/3" office:value-type="float" office:value="242.933333333333" calcext:value-type="float">
            <text:p>242.933333333333</text:p>
          </table:table-cell>
          <table:table-cell office:value-type="float" office:value="89.4" calcext:value-type="float">
            <text:p>89.4</text:p>
          </table:table-cell>
          <table:table-cell table:formula="of:=[.D36]+[.L36]" office:value-type="float" office:value="312.4" calcext:value-type="float">
            <text:p>312.4</text:p>
          </table:table-cell>
          <table:table-cell office:value-type="float" office:value="52.2" calcext:value-type="float">
            <text:p>52.2</text:p>
          </table:table-cell>
          <table:table-cell table:formula="of:=[.D36]+[.N36]" office:value-type="float" office:value="275.2" calcext:value-type="float">
            <text:p>275.2</text:p>
          </table:table-cell>
          <table:table-cell office:value-type="float" office:value="70.3" calcext:value-type="float">
            <text:p>70.3</text:p>
          </table:table-cell>
          <table:table-cell table:formula="of:=[.D36]+[.P36]" office:value-type="float" office:value="293.3" calcext:value-type="float">
            <text:p>293.3</text:p>
          </table:table-cell>
          <table:table-cell table:formula="of:=([.M36]+[.O36]+[.Q36])/3" office:value-type="float" office:value="293.633333333333" calcext:value-type="float">
            <text:p>293.633333333333</text:p>
          </table:table-cell>
          <table:table-cell table:formula="of:=[.V36]/MAX([.$V$4:.$V$39]) + [.$T$2] *([.U36]/MAX([.$U$4:.$U$39]))" office:value-type="float" office:value="0.665048326961928" calcext:value-type="float">
            <text:p>0.665048326961928</text:p>
          </table:table-cell>
          <table:table-cell table:formula="of:=[.V36]/MAX([.$V$4:.$V$39]) + [.$V$2] *([.U36]/MAX([.$U$4:.$U$39]))" office:value-type="float" office:value="0.690258920876212" calcext:value-type="float">
            <text:p>0.690258920876212</text:p>
          </table:table-cell>
          <table:table-cell office:value-type="float" office:value="71.6328560477352" calcext:value-type="float">
            <text:p>71.6328560477352</text:p>
          </table:table-cell>
          <table:table-cell office:value-type="float" office:value="939827" calcext:value-type="float">
            <text:p>939827</text:p>
          </table:table-cell>
          <table:table-cell office:value-type="float" office:value="287803" calcext:value-type="float">
            <text:p>28780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46" calcext:value-type="float">
            <text:p>246</text:p>
          </table:table-cell>
          <table:table-cell office:value-type="float" office:value="25.1" calcext:value-type="float">
            <text:p>25.1</text:p>
          </table:table-cell>
          <table:table-cell table:formula="of:=[.D37]+[.E37]" office:value-type="float" office:value="271.1" calcext:value-type="float">
            <text:p>271.1</text:p>
          </table:table-cell>
          <table:table-cell office:value-type="float" office:value="14.9" calcext:value-type="float">
            <text:p>14.9</text:p>
          </table:table-cell>
          <table:table-cell table:formula="of:=[.D37]+[.G37]" office:value-type="float" office:value="260.9" calcext:value-type="float">
            <text:p>260.9</text:p>
          </table:table-cell>
          <table:table-cell office:value-type="float" office:value="19.9" calcext:value-type="float">
            <text:p>19.9</text:p>
          </table:table-cell>
          <table:table-cell table:formula="of:=[.D37]+[.I37]" office:value-type="float" office:value="265.9" calcext:value-type="float">
            <text:p>265.9</text:p>
          </table:table-cell>
          <table:table-cell table:formula="of:=([.F37]+[.H37]+[.J37])/3" office:value-type="float" office:value="265.966666666667" calcext:value-type="float">
            <text:p>265.966666666667</text:p>
          </table:table-cell>
          <table:table-cell office:value-type="float" office:value="89" calcext:value-type="float">
            <text:p>89</text:p>
          </table:table-cell>
          <table:table-cell table:formula="of:=[.D37]+[.L37]" office:value-type="float" office:value="335" calcext:value-type="float">
            <text:p>335</text:p>
          </table:table-cell>
          <table:table-cell office:value-type="float" office:value="51.8" calcext:value-type="float">
            <text:p>51.8</text:p>
          </table:table-cell>
          <table:table-cell table:formula="of:=[.D37]+[.N37]" office:value-type="float" office:value="297.8" calcext:value-type="float">
            <text:p>297.8</text:p>
          </table:table-cell>
          <table:table-cell office:value-type="float" office:value="70.6" calcext:value-type="float">
            <text:p>70.6</text:p>
          </table:table-cell>
          <table:table-cell table:formula="of:=[.D37]+[.P37]" office:value-type="float" office:value="316.6" calcext:value-type="float">
            <text:p>316.6</text:p>
          </table:table-cell>
          <table:table-cell table:formula="of:=([.M37]+[.O37]+[.Q37])/3" office:value-type="float" office:value="316.466666666667" calcext:value-type="float">
            <text:p>316.466666666667</text:p>
          </table:table-cell>
          <table:table-cell table:formula="of:=[.V37]/MAX([.$V$4:.$V$39]) + [.$T$2] *([.U37]/MAX([.$U$4:.$U$39]))" office:value-type="float" office:value="0.815567247373803" calcext:value-type="float">
            <text:p>0.815567247373803</text:p>
          </table:table-cell>
          <table:table-cell table:formula="of:=[.V37]/MAX([.$V$4:.$V$39]) + [.$V$2] *([.U37]/MAX([.$U$4:.$U$39]))" office:value-type="float" office:value="0.84060785890174" calcext:value-type="float">
            <text:p>0.84060785890174</text:p>
          </table:table-cell>
          <table:table-cell office:value-type="float" office:value="71.1498716383554" calcext:value-type="float">
            <text:p>71.1498716383554</text:p>
          </table:table-cell>
          <table:table-cell office:value-type="float" office:value="1159579" calcext:value-type="float">
            <text:p>1159579</text:p>
          </table:table-cell>
          <table:table-cell office:value-type="float" office:value="287805" calcext:value-type="float">
            <text:p>2878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93" calcext:value-type="float">
            <text:p>293</text:p>
          </table:table-cell>
          <table:table-cell office:value-type="float" office:value="24.7" calcext:value-type="float">
            <text:p>24.7</text:p>
          </table:table-cell>
          <table:table-cell table:formula="of:=[.D38]+[.E38]" office:value-type="float" office:value="317.7" calcext:value-type="float">
            <text:p>317.7</text:p>
          </table:table-cell>
          <table:table-cell office:value-type="float" office:value="15.3" calcext:value-type="float">
            <text:p>15.3</text:p>
          </table:table-cell>
          <table:table-cell table:formula="of:=[.D38]+[.G38]" office:value-type="float" office:value="308.3" calcext:value-type="float">
            <text:p>308.3</text:p>
          </table:table-cell>
          <table:table-cell office:value-type="float" office:value="19.4" calcext:value-type="float">
            <text:p>19.4</text:p>
          </table:table-cell>
          <table:table-cell table:formula="of:=[.D38]+[.I38]" office:value-type="float" office:value="312.4" calcext:value-type="float">
            <text:p>312.4</text:p>
          </table:table-cell>
          <table:table-cell table:formula="of:=([.F38]+[.H38]+[.J38])/3" office:value-type="float" office:value="312.8" calcext:value-type="float">
            <text:p>312.8</text:p>
          </table:table-cell>
          <table:table-cell office:value-type="float" office:value="90.1" calcext:value-type="float">
            <text:p>90.1</text:p>
          </table:table-cell>
          <table:table-cell table:formula="of:=[.D38]+[.L38]" office:value-type="float" office:value="383.1" calcext:value-type="float">
            <text:p>383.1</text:p>
          </table:table-cell>
          <table:table-cell office:value-type="float" office:value="52" calcext:value-type="float">
            <text:p>52</text:p>
          </table:table-cell>
          <table:table-cell table:formula="of:=[.D38]+[.N38]" office:value-type="float" office:value="345" calcext:value-type="float">
            <text:p>345</text:p>
          </table:table-cell>
          <table:table-cell office:value-type="float" office:value="70" calcext:value-type="float">
            <text:p>70</text:p>
          </table:table-cell>
          <table:table-cell table:formula="of:=[.D38]+[.P38]" office:value-type="float" office:value="363" calcext:value-type="float">
            <text:p>363</text:p>
          </table:table-cell>
          <table:table-cell table:formula="of:=([.M38]+[.O38]+[.Q38])/3" office:value-type="float" office:value="363.7" calcext:value-type="float">
            <text:p>363.7</text:p>
          </table:table-cell>
          <table:table-cell table:formula="of:=[.V38]/MAX([.$V$4:.$V$39]) + [.$T$2] *([.U38]/MAX([.$U$4:.$U$39]))" office:value-type="float" office:value="0.96925548427128" calcext:value-type="float">
            <text:p>0.96925548427128</text:p>
          </table:table-cell>
          <table:table-cell table:formula="of:=[.V38]/MAX([.$V$4:.$V$39]) + [.$V$2] *([.U38]/MAX([.$U$4:.$U$39]))" office:value-type="float" office:value="0.994229391586152" calcext:value-type="float">
            <text:p>0.994229391586152</text:p>
          </table:table-cell>
          <table:table-cell office:value-type="float" office:value="70.9603396777598" calcext:value-type="float">
            <text:p>70.9603396777598</text:p>
          </table:table-cell>
          <table:table-cell office:value-type="float" office:value="1383830" calcext:value-type="float">
            <text:p>1383830</text:p>
          </table:table-cell>
          <table:table-cell office:value-type="float" office:value="287805" calcext:value-type="float">
            <text:p>2878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24" calcext:value-type="float">
            <text:p>324</text:p>
          </table:table-cell>
          <table:table-cell office:value-type="float" office:value="25.1" calcext:value-type="float">
            <text:p>25.1</text:p>
          </table:table-cell>
          <table:table-cell table:formula="of:=[.D39]+[.E39]" office:value-type="float" office:value="349.1" calcext:value-type="float">
            <text:p>349.1</text:p>
          </table:table-cell>
          <table:table-cell office:value-type="float" office:value="14.9" calcext:value-type="float">
            <text:p>14.9</text:p>
          </table:table-cell>
          <table:table-cell table:formula="of:=[.D39]+[.G39]" office:value-type="float" office:value="338.9" calcext:value-type="float">
            <text:p>338.9</text:p>
          </table:table-cell>
          <table:table-cell office:value-type="float" office:value="19.4" calcext:value-type="float">
            <text:p>19.4</text:p>
          </table:table-cell>
          <table:table-cell table:formula="of:=[.D39]+[.I39]" office:value-type="float" office:value="343.4" calcext:value-type="float">
            <text:p>343.4</text:p>
          </table:table-cell>
          <table:table-cell table:formula="of:=([.F39]+[.H39]+[.J39])/3" office:value-type="float" office:value="343.8" calcext:value-type="float">
            <text:p>343.8</text:p>
          </table:table-cell>
          <table:table-cell office:value-type="float" office:value="88.1" calcext:value-type="float">
            <text:p>88.1</text:p>
          </table:table-cell>
          <table:table-cell table:formula="of:=[.D39]+[.L39]" office:value-type="float" office:value="412.1" calcext:value-type="float">
            <text:p>412.1</text:p>
          </table:table-cell>
          <table:table-cell office:value-type="float" office:value="51.8" calcext:value-type="float">
            <text:p>51.8</text:p>
          </table:table-cell>
          <table:table-cell table:formula="of:=[.D39]+[.N39]" office:value-type="float" office:value="375.8" calcext:value-type="float">
            <text:p>375.8</text:p>
          </table:table-cell>
          <table:table-cell office:value-type="float" office:value="69.8" calcext:value-type="float">
            <text:p>69.8</text:p>
          </table:table-cell>
          <table:table-cell table:formula="of:=[.D39]+[.P39]" office:value-type="float" office:value="393.8" calcext:value-type="float">
            <text:p>393.8</text:p>
          </table:table-cell>
          <table:table-cell table:formula="of:=([.M39]+[.O39]+[.Q39])/3" office:value-type="float" office:value="393.9" calcext:value-type="float">
            <text:p>393.9</text:p>
          </table:table-cell>
          <table:table-cell table:formula="of:=[.V39]/MAX([.$V$4:.$V$39]) + [.$T$2] *([.U39]/MAX([.$U$4:.$U$39]))" office:value-type="float" office:value="1.00326368734842" calcext:value-type="float">
            <text:p>1.00326368734842</text:p>
          </table:table-cell>
          <table:table-cell table:formula="of:=[.V39]/MAX([.$V$4:.$V$39]) + [.$V$2] *([.U39]/MAX([.$U$4:.$U$39]))" office:value-type="float" office:value="1.02817141233198" calcext:value-type="float">
            <text:p>1.02817141233198</text:p>
          </table:table-cell>
          <table:table-cell office:value-type="float" office:value="70.7722905810973" calcext:value-type="float">
            <text:p>70.7722905810973</text:p>
          </table:table-cell>
          <table:table-cell office:value-type="float" office:value="1433514" calcext:value-type="float">
            <text:p>1433514</text:p>
          </table:table-cell>
          <table:table-cell office:value-type="float" office:value="287805" calcext:value-type="float">
            <text:p>287805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Correlations</text:p>
          </table:table-cell>
          <table:table-cell table:style-name="ce2" table:number-columns-repeated="16"/>
          <table:table-cell table:style-name="ce2" table:formula="of:=CORREL([.S4:.S39];[.K4:.K39])" office:value-type="float" office:value="0.99695471052881" calcext:value-type="float">
            <text:p>0.99695471052881</text:p>
          </table:table-cell>
          <table:table-cell table:style-name="ce2" table:formula="of:=CORREL([.T4:.T39];[.R4:.R39])" office:value-type="float" office:value="0.996646727683518" calcext:value-type="float">
            <text:p>0.996646727683518</text:p>
          </table:table-cell>
          <table:table-cell table:style-name="ce2" table:formula="of:=CORREL([.U4:.U39];[.E4:.E39])" office:value-type="float" office:value="0.973063339233946" calcext:value-type="float">
            <text:p>0.973063339233946</text:p>
          </table:table-cell>
          <table:table-cell table:style-name="ce2" table:formula="of:=CORREL([.V4:.V39];[.D4:.D39])" office:value-type="float" office:value="0.99691815553298" calcext:value-type="float">
            <text:p>0.99691815553298</text:p>
          </table:table-cell>
          <table:table-cell table:style-name="ce2" table:formula="of:=CORREL([.W4:.W39];[.D4:.D39])" office:value-type="float" office:value="0.839041935337884" calcext:value-type="float">
            <text:p>0.8390419353378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ptimize (ms)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/>
          <table:table-cell office:value-type="string" calcext:value-type="string">
            <text:p>LBVH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28.4" calcext:value-type="float">
            <text:p>28.4</text:p>
          </table:table-cell>
          <table:table-cell table:style-name="ce5" table:formula="of:=[.D42]+[.E42]" office:value-type="float" office:value="176.4" calcext:value-type="float">
            <text:p>176.4</text:p>
          </table:table-cell>
          <table:table-cell office:value-type="float" office:value="14.7" calcext:value-type="float">
            <text:p>14.7</text:p>
          </table:table-cell>
          <table:table-cell table:style-name="ce9" table:formula="of:=[.G42]+[.D42]" office:value-type="float" office:value="162.7" calcext:value-type="float">
            <text:p>162.7</text:p>
          </table:table-cell>
          <table:table-cell office:value-type="float" office:value="19.4" calcext:value-type="float">
            <text:p>19.4</text:p>
          </table:table-cell>
          <table:table-cell table:style-name="ce11" table:formula="of:=[.I42]+[.D42]" office:value-type="float" office:value="167.4" calcext:value-type="float">
            <text:p>167.4</text:p>
          </table:table-cell>
          <table:table-cell table:style-name="ce13" table:formula="of:=([.F42]+[.H42]+[.J42])/3" office:value-type="float" office:value="168.833333333333" calcext:value-type="float">
            <text:p>168.833333333333</text:p>
          </table:table-cell>
          <table:table-cell office:value-type="float" office:value="106" calcext:value-type="float">
            <text:p>106</text:p>
          </table:table-cell>
          <table:table-cell table:style-name="ce15" table:formula="of:=[.L42]+[.D42]" office:value-type="float" office:value="254" calcext:value-type="float">
            <text:p>254</text:p>
          </table:table-cell>
          <table:table-cell office:value-type="float" office:value="54" calcext:value-type="float">
            <text:p>54</text:p>
          </table:table-cell>
          <table:table-cell table:style-name="ce17" table:formula="of:=[.N42]+[.D42]" office:value-type="float" office:value="202" calcext:value-type="float">
            <text:p>202</text:p>
          </table:table-cell>
          <table:table-cell office:value-type="float" office:value="71" calcext:value-type="float">
            <text:p>71</text:p>
          </table:table-cell>
          <table:table-cell table:style-name="ce19" table:formula="of:=[.P42]+[.D42]" office:value-type="float" office:value="219" calcext:value-type="float">
            <text:p>219</text:p>
          </table:table-cell>
          <table:table-cell table:style-name="ce21" table:formula="of:=([.M42]+[.O42]+[.Q42])/3" office:value-type="float" office:value="225" calcext:value-type="float">
            <text:p>225</text:p>
          </table:table-cell>
          <table:table-cell table:style-name="Default" table:number-columns-repeated="2"/>
          <table:table-cell office:value-type="float" office:value="84.9659608836359" calcext:value-type="float">
            <text:p>84.9659608836359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PHR Fast</text:p>
          </table:table-cell>
          <table:table-cell table:style-name="ce3"/>
          <table:table-cell table:style-name="ce3" office:value-type="float" office:value="72.4" calcext:value-type="float">
            <text:p>72.4</text:p>
          </table:table-cell>
          <table:table-cell table:style-name="ce3" office:value-type="float" office:value="23.7" calcext:value-type="float">
            <text:p>23.7</text:p>
          </table:table-cell>
          <table:table-cell table:style-name="ce5" table:formula="of:=[.D43]+[.E43]" office:value-type="float" office:value="96.1" calcext:value-type="float">
            <text:p>96.1</text:p>
          </table:table-cell>
          <table:table-cell table:style-name="ce7" office:value-type="float" office:value="14.1" calcext:value-type="float">
            <text:p>14.1</text:p>
          </table:table-cell>
          <table:table-cell table:style-name="ce9" table:formula="of:=[.G43]+[.D43]" office:value-type="float" office:value="86.5" calcext:value-type="float">
            <text:p>86.5</text:p>
          </table:table-cell>
          <table:table-cell table:style-name="ce3" office:value-type="float" office:value="19.5" calcext:value-type="float">
            <text:p>19.5</text:p>
          </table:table-cell>
          <table:table-cell table:style-name="ce11" table:formula="of:=[.I43]+[.D43]" office:value-type="float" office:value="91.9" calcext:value-type="float">
            <text:p>91.9</text:p>
          </table:table-cell>
          <table:table-cell table:style-name="ce13" table:formula="of:=([.F43]+[.H43]+[.J43])/3" office:value-type="float" office:value="91.5" calcext:value-type="float">
            <text:p>91.5</text:p>
          </table:table-cell>
          <table:table-cell table:style-name="ce3" office:value-type="float" office:value="88.1" calcext:value-type="float">
            <text:p>88.1</text:p>
          </table:table-cell>
          <table:table-cell table:style-name="ce15" table:formula="of:=[.L43]+[.D43]" office:value-type="float" office:value="160.5" calcext:value-type="float">
            <text:p>160.5</text:p>
          </table:table-cell>
          <table:table-cell table:style-name="ce3" office:value-type="float" office:value="52" calcext:value-type="float">
            <text:p>52</text:p>
          </table:table-cell>
          <table:table-cell table:style-name="ce17" table:formula="of:=[.N43]+[.D43]" office:value-type="float" office:value="124.4" calcext:value-type="float">
            <text:p>124.4</text:p>
          </table:table-cell>
          <table:table-cell table:style-name="ce3" office:value-type="float" office:value="69.6" calcext:value-type="float">
            <text:p>69.6</text:p>
          </table:table-cell>
          <table:table-cell table:style-name="ce19" table:formula="of:=[.P43]+[.D43]" office:value-type="float" office:value="142" calcext:value-type="float">
            <text:p>142</text:p>
          </table:table-cell>
          <table:table-cell table:style-name="ce21" table:formula="of:=([.M43]+[.O43]+[.Q43])/3" office:value-type="float" office:value="142.3" calcext:value-type="float">
            <text:p>142.3</text:p>
          </table:table-cell>
          <table:table-cell table:style-name="ce23"/>
          <table:table-cell table:style-name="ce26"/>
          <table:table-cell table:style-name="ce3" office:value-type="float" office:value="72.8396242920227" calcext:value-type="float">
            <text:p>72.8396242920227</text:p>
          </table:table-cell>
          <table:table-cell table:style-name="ce3" table:number-columns-repeated="2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PHR HQ</text:p>
          </table:table-cell>
          <table:table-cell table:style-name="ce3"/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23.9" calcext:value-type="float">
            <text:p>23.9</text:p>
          </table:table-cell>
          <table:table-cell table:style-name="ce5" table:formula="of:=[.D44]+[.E44]" office:value-type="float" office:value="300.9" calcext:value-type="float">
            <text:p>300.9</text:p>
          </table:table-cell>
          <table:table-cell table:style-name="ce3" office:value-type="float" office:value="15.1" calcext:value-type="float">
            <text:p>15.1</text:p>
          </table:table-cell>
          <table:table-cell table:style-name="ce9" table:formula="of:=[.G44]+[.D44]" office:value-type="float" office:value="292.1" calcext:value-type="float">
            <text:p>292.1</text:p>
          </table:table-cell>
          <table:table-cell table:style-name="ce3" office:value-type="float" office:value="19.3" calcext:value-type="float">
            <text:p>19.3</text:p>
          </table:table-cell>
          <table:table-cell table:style-name="ce11" table:formula="of:=[.I44]+[.D44]" office:value-type="float" office:value="296.3" calcext:value-type="float">
            <text:p>296.3</text:p>
          </table:table-cell>
          <table:table-cell table:style-name="ce13" table:formula="of:=([.F44]+[.H44]+[.J44])/3" office:value-type="float" office:value="296.433333333333" calcext:value-type="float">
            <text:p>296.433333333333</text:p>
          </table:table-cell>
          <table:table-cell table:style-name="ce3" office:value-type="float" office:value="89.3" calcext:value-type="float">
            <text:p>89.3</text:p>
          </table:table-cell>
          <table:table-cell table:style-name="ce15" table:formula="of:=[.L44]+[.D44]" office:value-type="float" office:value="366.3" calcext:value-type="float">
            <text:p>366.3</text:p>
          </table:table-cell>
          <table:table-cell table:style-name="ce3" office:value-type="float" office:value="52.5" calcext:value-type="float">
            <text:p>52.5</text:p>
          </table:table-cell>
          <table:table-cell table:style-name="ce17" table:formula="of:=[.N44]+[.D44]" office:value-type="float" office:value="329.5" calcext:value-type="float">
            <text:p>329.5</text:p>
          </table:table-cell>
          <table:table-cell table:style-name="ce3" office:value-type="float" office:value="70.1" calcext:value-type="float">
            <text:p>70.1</text:p>
          </table:table-cell>
          <table:table-cell table:style-name="ce19" table:formula="of:=[.P44]+[.D44]" office:value-type="float" office:value="347.1" calcext:value-type="float">
            <text:p>347.1</text:p>
          </table:table-cell>
          <table:table-cell table:style-name="ce21" table:formula="of:=([.M44]+[.O44]+[.Q44])/3" office:value-type="float" office:value="347.633333333333" calcext:value-type="float">
            <text:p>347.633333333333</text:p>
          </table:table-cell>
          <table:table-cell table:style-name="ce24"/>
          <table:table-cell table:style-name="ce27"/>
          <table:table-cell table:style-name="ce3" office:value-type="float" office:value="71.1618989987831" calcext:value-type="float">
            <text:p>71.1618989987831</text:p>
          </table:table-cell>
          <table:table-cell table:style-name="ce3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Grid Search</text:p>
          </table:table-cell>
          <table:table-cell office:value-type="float" office:value="1370" calcext:value-type="float">
            <text:p>1370</text:p>
          </table:table-cell>
          <table:table-cell office:value-type="float" office:value="14.1" calcext:value-type="float">
            <text:p>14.1</text:p>
          </table:table-cell>
          <table:table-cell office:value-type="float" office:value="25.6" calcext:value-type="float">
            <text:p>25.6</text:p>
          </table:table-cell>
          <table:table-cell table:style-name="ce5" table:formula="of:=[.D45]+[.E45]" office:value-type="float" office:value="39.7" calcext:value-type="float">
            <text:p>39.7</text:p>
          </table:table-cell>
          <table:table-cell office:value-type="float" office:value="15.4" calcext:value-type="float">
            <text:p>15.4</text:p>
          </table:table-cell>
          <table:table-cell table:style-name="ce9" table:formula="of:=[.G45]+[.D45]" office:value-type="float" office:value="29.5" calcext:value-type="float">
            <text:p>29.5</text:p>
          </table:table-cell>
          <table:table-cell office:value-type="float" office:value="20.1" calcext:value-type="float">
            <text:p>20.1</text:p>
          </table:table-cell>
          <table:table-cell table:style-name="ce11" table:formula="of:=[.I45]+[.D45]" office:value-type="float" office:value="34.2" calcext:value-type="float">
            <text:p>34.2</text:p>
          </table:table-cell>
          <table:table-cell table:style-name="ce13" table:formula="of:=([.F45]+[.H45]+[.J45])/3" office:value-type="float" office:value="34.4666666666667" calcext:value-type="float">
            <text:p>34.4666666666667</text:p>
          </table:table-cell>
          <table:table-cell office:value-type="float" office:value="98.5" calcext:value-type="float">
            <text:p>98.5</text:p>
          </table:table-cell>
          <table:table-cell table:style-name="ce15" table:formula="of:=[.L45]+[.D45]" office:value-type="float" office:value="112.6" calcext:value-type="float">
            <text:p>112.6</text:p>
          </table:table-cell>
          <table:table-cell office:value-type="float" office:value="58" calcext:value-type="float">
            <text:p>58</text:p>
          </table:table-cell>
          <table:table-cell table:style-name="ce17" table:formula="of:=[.N45]+[.D45]" office:value-type="float" office:value="72.1" calcext:value-type="float">
            <text:p>72.1</text:p>
          </table:table-cell>
          <table:table-cell office:value-type="float" office:value="75" calcext:value-type="float">
            <text:p>75</text:p>
          </table:table-cell>
          <table:table-cell table:style-name="ce19" table:formula="of:=[.P45]+[.D45]" office:value-type="float" office:value="89.1" calcext:value-type="float">
            <text:p>89.1</text:p>
          </table:table-cell>
          <table:table-cell table:style-name="ce21" table:formula="of:=([.M45]+[.O45]+[.Q45])/3" office:value-type="float" office:value="91.2666666666667" calcext:value-type="float">
            <text:p>91.2666666666667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Bayesian Optimization</text:p>
          </table:table-cell>
          <table:table-cell office:value-type="float" office:value="5.29" calcext:value-type="float">
            <text:p>5.29</text:p>
          </table:table-cell>
          <table:table-cell office:value-type="float" office:value="25.7" calcext:value-type="float">
            <text:p>25.7</text:p>
          </table:table-cell>
          <table:table-cell office:value-type="float" office:value="23.7" calcext:value-type="float">
            <text:p>23.7</text:p>
          </table:table-cell>
          <table:table-cell table:style-name="ce5" table:formula="of:=[.D46]+[.E46]" office:value-type="float" office:value="49.4" calcext:value-type="float">
            <text:p>49.4</text:p>
          </table:table-cell>
          <table:table-cell office:value-type="float" office:value="14.4" calcext:value-type="float">
            <text:p>14.4</text:p>
          </table:table-cell>
          <table:table-cell table:style-name="ce9" table:formula="of:=[.G46]+[.D46]" office:value-type="float" office:value="40.1" calcext:value-type="float">
            <text:p>40.1</text:p>
          </table:table-cell>
          <table:table-cell office:value-type="float" office:value="18.8" calcext:value-type="float">
            <text:p>18.8</text:p>
          </table:table-cell>
          <table:table-cell table:style-name="ce11" table:formula="of:=[.I46]+[.D46]" office:value-type="float" office:value="44.5" calcext:value-type="float">
            <text:p>44.5</text:p>
          </table:table-cell>
          <table:table-cell table:style-name="ce13" table:formula="of:=([.F46]+[.H46]+[.J46])/3" office:value-type="float" office:value="44.6666666666667" calcext:value-type="float">
            <text:p>44.6666666666667</text:p>
          </table:table-cell>
          <table:table-cell office:value-type="float" office:value="87.8" calcext:value-type="float">
            <text:p>87.8</text:p>
          </table:table-cell>
          <table:table-cell table:style-name="ce15" table:formula="of:=[.L46]+[.D46]" office:value-type="float" office:value="113.5" calcext:value-type="float">
            <text:p>113.5</text:p>
          </table:table-cell>
          <table:table-cell office:value-type="float" office:value="51.9" calcext:value-type="float">
            <text:p>51.9</text:p>
          </table:table-cell>
          <table:table-cell table:style-name="ce17" table:formula="of:=[.N46]+[.D46]" office:value-type="float" office:value="77.6" calcext:value-type="float">
            <text:p>77.6</text:p>
          </table:table-cell>
          <table:table-cell office:value-type="float" office:value="69.3" calcext:value-type="float">
            <text:p>69.3</text:p>
          </table:table-cell>
          <table:table-cell table:style-name="ce19" table:formula="of:=[.P46]+[.D46]" office:value-type="float" office:value="95" calcext:value-type="float">
            <text:p>95</text:p>
          </table:table-cell>
          <table:table-cell table:style-name="ce21" table:formula="of:=([.M46]+[.O46]+[.Q46])/3" office:value-type="float" office:value="95.3666666666667" calcext:value-type="float">
            <text:p>95.3666666666667</text:p>
          </table:table-cell>
          <table:table-cell table:style-name="Default" table:number-columns-repeated="2"/>
          <table:table-cell table:number-columns-repeated="8"/>
        </table:table-row>
        <table:table-row table:style-name="ro1" table:number-rows-repeated="2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/>
          <table:table-cell office:value-type="string" calcext:value-type="string">
            <text:p>Branching Factor</text:p>
          </table:table-cell>
          <table:table-cell office:value-type="string" calcext:value-type="string">
            <text:p>Build (ms)</text:p>
          </table:table-cell>
          <table:table-cell office:value-type="string" calcext:value-type="string">
            <text:p>1 Render 256 (ms)</text:p>
          </table:table-cell>
          <table:table-cell office:value-type="string" calcext:value-type="string">
            <text:p>2 Render 256 (ms)</text:p>
          </table:table-cell>
          <table:table-cell table:style-name="Default" office:value-type="string" calcext:value-type="string">
            <text:p>3 Render 256 (ms)</text:p>
          </table:table-cell>
          <table:table-cell office:value-type="string" calcext:value-type="string">
            <text:p>Render avg 256 (ms)</text:p>
          </table:table-cell>
          <table:table-cell table:style-name="Default" office:value-type="string" calcext:value-type="string">
            <text:p>1 Render 512 (ms)</text:p>
          </table:table-cell>
          <table:table-cell office:value-type="string" calcext:value-type="string">
            <text:p>2 Render 512 (ms)</text:p>
          </table:table-cell>
          <table:table-cell table:style-name="Default" office:value-type="string" calcext:value-type="string">
            <text:p>3 Render 512 (ms)</text:p>
          </table:table-cell>
          <table:table-cell table:style-name="Default" office:value-type="string" calcext:value-type="string">
            <text:p>Render avg 512 (ms)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3.5" calcext:value-type="float">
            <text:p>13.5</text:p>
          </table:table-cell>
          <table:table-cell office:value-type="float" office:value="25.6" calcext:value-type="float">
            <text:p>25.6</text:p>
          </table:table-cell>
          <table:table-cell office:value-type="float" office:value="15.4" calcext:value-type="float">
            <text:p>15.4</text:p>
          </table:table-cell>
          <table:table-cell table:style-name="Default" office:value-type="float" office:value="20.1" calcext:value-type="float">
            <text:p>20.1</text:p>
          </table:table-cell>
          <table:table-cell table:formula="of:=([.D50]+[.E50]+[.F50])/3" office:value-type="float" office:value="20.3666666666667" calcext:value-type="float">
            <text:p>20.3666666666667</text:p>
          </table:table-cell>
          <table:table-cell table:style-name="Default" office:value-type="float" office:value="97.8" calcext:value-type="float">
            <text:p>97.8</text:p>
          </table:table-cell>
          <table:table-cell office:value-type="float" office:value="58.4" calcext:value-type="float">
            <text:p>58.4</text:p>
          </table:table-cell>
          <table:table-cell table:style-name="Default" office:value-type="float" office:value="76.1" calcext:value-type="float">
            <text:p>76.1</text:p>
          </table:table-cell>
          <table:table-cell table:style-name="Default" table:formula="of:=([.H50]+[.I50]+[.J50])/3" office:value-type="float" office:value="77.4333333333333" calcext:value-type="float">
            <text:p>77.4333333333333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.41" calcext:value-type="float">
            <text:p>4.41</text:p>
          </table:table-cell>
          <table:table-cell office:value-type="float" office:value="84.1" calcext:value-type="float">
            <text:p>84.1</text:p>
          </table:table-cell>
          <table:table-cell office:value-type="float" office:value="46" calcext:value-type="float">
            <text:p>46</text:p>
          </table:table-cell>
          <table:table-cell table:style-name="Default" office:value-type="float" office:value="56.1" calcext:value-type="float">
            <text:p>56.1</text:p>
          </table:table-cell>
          <table:table-cell table:formula="of:=([.D51]+[.E51]+[.F51])/3" office:value-type="float" office:value="62.0666666666667" calcext:value-type="float">
            <text:p>62.0666666666667</text:p>
          </table:table-cell>
          <table:table-cell table:style-name="Default" office:value-type="float" office:value="338" calcext:value-type="float">
            <text:p>338</text:p>
          </table:table-cell>
          <table:table-cell office:value-type="float" office:value="182" calcext:value-type="float">
            <text:p>182</text:p>
          </table:table-cell>
          <table:table-cell table:style-name="Default" office:value-type="float" office:value="223" calcext:value-type="float">
            <text:p>223</text:p>
          </table:table-cell>
          <table:table-cell table:style-name="Default" table:formula="of:=([.H51]+[.I51]+[.J51])/3" office:value-type="float" office:value="247.666666666667" calcext:value-type="float">
            <text:p>247.666666666667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.27" calcext:value-type="float">
            <text:p>4.27</text:p>
          </table:table-cell>
          <table:table-cell office:value-type="float" office:value="131" calcext:value-type="float">
            <text:p>131</text:p>
          </table:table-cell>
          <table:table-cell office:value-type="float" office:value="62.2" calcext:value-type="float">
            <text:p>62.2</text:p>
          </table:table-cell>
          <table:table-cell table:style-name="Default" office:value-type="float" office:value="90.8" calcext:value-type="float">
            <text:p>90.8</text:p>
          </table:table-cell>
          <table:table-cell table:formula="of:=([.D52]+[.E52]+[.F52])/3" office:value-type="float" office:value="94.6666666666667" calcext:value-type="float">
            <text:p>94.6666666666667</text:p>
          </table:table-cell>
          <table:table-cell table:style-name="Default" office:value-type="float" office:value="518" calcext:value-type="float">
            <text:p>518</text:p>
          </table:table-cell>
          <table:table-cell office:value-type="float" office:value="243" calcext:value-type="float">
            <text:p>243</text:p>
          </table:table-cell>
          <table:table-cell table:style-name="Default" office:value-type="float" office:value="350" calcext:value-type="float">
            <text:p>350</text:p>
          </table:table-cell>
          <table:table-cell table:style-name="Default" table:formula="of:=([.H52]+[.I52]+[.J52])/3" office:value-type="float" office:value="370.333333333333" calcext:value-type="float">
            <text:p>370.333333333333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.56" calcext:value-type="float">
            <text:p>4.56</text:p>
          </table:table-cell>
          <table:table-cell office:value-type="float" office:value="153" calcext:value-type="float">
            <text:p>153</text:p>
          </table:table-cell>
          <table:table-cell office:value-type="float" office:value="82.9" calcext:value-type="float">
            <text:p>82.9</text:p>
          </table:table-cell>
          <table:table-cell table:style-name="Default" office:value-type="float" office:value="105" calcext:value-type="float">
            <text:p>105</text:p>
          </table:table-cell>
          <table:table-cell table:formula="of:=([.D53]+[.E53]+[.F53])/3" office:value-type="float" office:value="113.633333333333" calcext:value-type="float">
            <text:p>113.633333333333</text:p>
          </table:table-cell>
          <table:table-cell table:style-name="Default" office:value-type="float" office:value="586" calcext:value-type="float">
            <text:p>586</text:p>
          </table:table-cell>
          <table:table-cell office:value-type="float" office:value="314" calcext:value-type="float">
            <text:p>314</text:p>
          </table:table-cell>
          <table:table-cell table:style-name="Default" office:value-type="float" office:value="410" calcext:value-type="float">
            <text:p>410</text:p>
          </table:table-cell>
          <table:table-cell table:style-name="Default" table:formula="of:=([.H53]+[.I53]+[.J53])/3" office:value-type="float" office:value="436.666666666667" calcext:value-type="float">
            <text:p>436.666666666667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8"/>
        </table:table-row>
        <calcext:conditional-formats>
          <calcext:conditional-format calcext:target-range-address="Sheet1.F4:Sheet1.F3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H4:Sheet1.H3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J4:Sheet1.J3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K4:Sheet1.K3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Q4:Sheet1.Q3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O4:Sheet1.O3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M4:Sheet1.M3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R4:Sheet1.R3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S4:Sheet1.S3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T4:Sheet1.T3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S43:Sheet1.S43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T43:Sheet1.T43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S44:Sheet1.S44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T44:Sheet1.T44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F42:Sheet1.F4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H42:Sheet1.H4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J42:Sheet1.J4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K42:Sheet1.K4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M42:Sheet1.M4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O42:Sheet1.O4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Q42:Sheet1.Q4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R42:Sheet1.R4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imbus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8T10:28:20.785219690</meta:creation-date>
    <dc:date>2021-09-18T15:41:44.326198680</dc:date>
    <meta:editing-duration>PT33M34S</meta:editing-duration>
    <meta:editing-cycles>7</meta:editing-cycles>
    <meta:generator>LibreOffice/7.1.5.2$Linux_X86_64 LibreOffice_project/10$Build-2</meta:generator>
    <meta:document-statistic meta:table-count="1" meta:cell-count="939" meta:object-count="0"/>
  </office:meta>
</office:document-meta>
</file>